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800000221AFA5F67DDA6C0708.png" manifest:media-type="image/png"/>
  <manifest:file-entry manifest:full-path="Pictures/100000010000003D0000003A94573875800E23B0.png" manifest:media-type="image/png"/>
  <manifest:file-entry manifest:full-path="Pictures/100000010000004200000045C97D26064E1B629E.png" manifest:media-type="image/png"/>
  <manifest:file-entry manifest:full-path="Pictures/10000001000000640000003EA02ACC4FEB635861.png" manifest:media-type="image/png"/>
  <manifest:file-entry manifest:full-path="Pictures/10000001000000880000003DB5A004283DF08396.png" manifest:media-type="image/png"/>
  <manifest:file-entry manifest:full-path="Pictures/10000001000000C30000003B2AE8C85279D63BAA.png" manifest:media-type="image/png"/>
  <manifest:file-entry manifest:full-path="Pictures/10000001000000830000003F2AE07ECE07634BAD.png" manifest:media-type="image/png"/>
  <manifest:file-entry manifest:full-path="Pictures/10000001000000650000003BC836421E237DD1CD.png" manifest:media-type="image/png"/>
  <manifest:file-entry manifest:full-path="Pictures/10000001000000DD0000006A01029EB0179199BC.png" manifest:media-type="image/png"/>
  <manifest:file-entry manifest:full-path="Pictures/10000001000002780000025E6AF7F7B8FB8825D6.png" manifest:media-type="image/png"/>
  <manifest:file-entry manifest:full-path="Pictures/100000010000001C000000227E5BBFC615CD6D62.png" manifest:media-type="image/png"/>
  <manifest:file-entry manifest:full-path="Pictures/10000001000003B40000023972E9AF329BB024A3.png" manifest:media-type="image/png"/>
  <manifest:file-entry manifest:full-path="Pictures/10000001000003B400000239C25CD2E50CDEBD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5.459cm" fo:min-width="10.364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min-height="6.666cm" fo:min-width="4.367cm" fo:padding-top="0.15cm" fo:padding-bottom="0.15cm" fo:padding-left="0.275cm" fo:padding-right="0.275cm"/>
    </style:style>
    <style:style style:name="gr4" style:family="graphic" style:parent-style-name="standard">
      <style:graphic-properties svg:stroke-width="0.102cm" draw:marker-start-width="0.356cm" draw:marker-end-width="0.356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102cm" draw:marker-start-width="0.356cm" draw:marker-end-width="0.356cm" draw:fill="solid" draw:fill-color="#ffffff" draw:opacity="100%" draw:textarea-horizontal-align="justify" draw:textarea-vertical-align="middle" draw:auto-grow-height="false" fo:min-height="10.577cm" fo:min-width="0cm" draw:shadow-opacity="100%"/>
    </style:style>
    <style:style style:name="gr6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3465a4" draw:marker-start-width="0.356cm" draw:marker-end-width="0.35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4.005cm" fo:min-width="7.619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02cm" draw:marker-start-width="0.356cm" draw:marker-end-width="0.356cm" draw:fill="solid" draw:fill-color="#ffffff" draw:opacity="100%" draw:textarea-horizontal-align="justify" draw:textarea-vertical-align="middle" draw:auto-grow-height="false" fo:min-height="7.867cm" fo:min-width="0cm" draw:shadow-opacity="100%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Long_20_Dash" svg:stroke-width="0.102cm" svg:stroke-color="#000000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width="0.051cm" svg:stroke-color="#000000" draw:marker-start-width="0.279cm" draw:marker-end-width="0.279cm" draw:fill="solid" draw:fill-color="#ffffff" draw:opacity="50%" draw:textarea-vertical-align="middle" fo:padding-top="0.15cm" fo:padding-bottom="0.15cm" fo:padding-left="0.275cm" fo:padding-right="0.275cm" draw:shadow-opacity="50%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623cm" fo:min-width="4.902cm" fo:padding-top="0.15cm" fo:padding-bottom="0.15cm" fo:padding-left="0.275cm" fo:padding-right="0.275cm"/>
    </style:style>
    <style:style style:name="gr15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cm" fo:min-width="0cm" fo:wrap-option="wrap" draw:shadow-opacity="100%"/>
    </style:style>
    <style:style style:name="gr16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draw:stroke-dash="Dash" draw:fill="solid" draw:fill-color="#ffffff" draw:opacity="100%" draw:textarea-horizontal-align="justify" draw:textarea-vertical-align="middle" draw:auto-grow-height="false" fo:min-height="1.705cm" fo:min-width="7.145cm" draw:shadow-opacity="100%"/>
    </style:style>
    <style:style style:name="gr18" style:family="graphic" style:parent-style-name="standard">
      <style:graphic-properties draw:stroke="dash" draw:stroke-dash="Dash" svg:stroke-width="0.051cm" svg:stroke-color="#000000" draw:marker-start-width="0.279cm" draw:marker-end-width="0.279cm" draw:fill="solid" draw:fill-color="#ffffff" draw:opacity="0%" draw:textarea-vertical-align="middle" fo:padding-top="0.151cm" fo:padding-bottom="0.151cm" fo:padding-left="0.276cm" fo:padding-right="0.276cm" draw:shadow-opacity="0%"/>
    </style:style>
    <style:style style:name="gr19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343cm" fo:min-width="5.941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3.342cm" fo:min-width="3.213cm" fo:padding-top="0.15cm" fo:padding-bottom="0.15cm" fo:padding-left="0.275cm" fo:padding-right="0.275cm" fo:wrap-option="wrap"/>
    </style:style>
    <style:style style:name="gr22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849cm" fo:min-width="1.787cm" fo:padding-top="0.15cm" fo:padding-bottom="0.15cm" fo:padding-left="0.275cm" fo:padding-right="0.275cm" fo:wrap-option="wrap"/>
    </style:style>
    <style:style style:name="gr23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svg:stroke-width="0.025cm" svg:stroke-color="#ff0000" draw:marker-start="" draw:marker-start-width="0.229cm" draw:marker-end="Concave" draw:marker-end-width="0.229cm" draw:fill="none" draw:textarea-vertical-align="middle" fo:padding-top="0.137cm" fo:padding-bottom="0.137cm" fo:padding-left="0.262cm" fo:padding-right="0.262cm"/>
    </style:style>
    <style:style style:name="gr25" style:family="graphic" style:parent-style-name="objectwithoutfill">
      <style:graphic-properties svg:stroke-width="0.025cm" svg:stroke-color="#ff0000" draw:marker-start="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26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cm" fo:min-width="8.517cm" draw:shadow-opacity="100%"/>
    </style:style>
    <style:style style:name="gr27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343cm" fo:min-width="3.82cm" fo:padding-top="0.15cm" fo:padding-bottom="0.15cm" fo:padding-left="0.275cm" fo:padding-right="0.275cm"/>
    </style:style>
    <style:style style:name="gr28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.004cm" fo:min-width="0cm" draw:shadow-opacity="100%"/>
    </style:style>
    <style:style style:name="gr29" style:family="graphic" style:parent-style-name="standard">
      <style:graphic-properties svg:stroke-width="0.051cm" svg:stroke-color="#000000" draw:marker-start-width="0.279cm" draw:marker-end-width="0.279cm" draw:fill="solid" draw:fill-color="#ffffff" draw:opacity="0%" draw:textarea-horizontal-align="justify" draw:textarea-vertical-align="middle" draw:auto-grow-height="false" fo:min-height="6.302cm" fo:min-width="6.052cm" fo:padding-top="0.15cm" fo:padding-bottom="0.15cm" fo:padding-left="0.275cm" fo:padding-right="0.275cm" fo:wrap-option="wrap" draw:shadow-opacity="0%"/>
    </style:style>
    <style:style style:name="gr30" style:family="graphic" style:parent-style-name="standard">
      <style:graphic-properties draw:textarea-horizontal-align="justify" draw:textarea-vertical-align="middle" draw:auto-grow-height="false" fo:min-height="6.287cm" fo:min-width="0.649cm"/>
    </style:style>
    <style:style style:name="gr31" style:family="graphic" style:parent-style-name="standard">
      <style:graphic-properties draw:textarea-horizontal-align="justify" draw:textarea-vertical-align="middle" draw:auto-grow-height="false" fo:min-height="5.282cm" fo:min-width="0.383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objectwithoutfill">
      <style:graphic-properties svg:stroke-width="0.025cm" svg:stroke-color="#ff0000" draw:marker-start-width="0.229cm" draw:marker-end-width="0.229cm" draw:fill="none" draw:textarea-vertical-align="middle" fo:padding-top="0.112cm" fo:padding-bottom="0.112cm" fo:padding-left="0.237cm" fo:padding-right="0.237cm"/>
    </style:style>
    <style:style style:name="gr34" style:family="graphic" style:parent-style-name="standard">
      <style:graphic-properties draw:textarea-horizontal-align="justify" draw:textarea-vertical-align="middle" draw:auto-grow-height="false" fo:min-height="6.303cm" fo:min-width="0.649cm"/>
    </style:style>
    <style:style style:name="gr35" style:family="graphic" style:parent-style-name="standard">
      <style:graphic-properties draw:textarea-horizontal-align="justify" draw:textarea-vertical-align="middle" draw:auto-grow-height="false" fo:min-height="6.308cm" fo:min-width="0.649cm"/>
    </style:style>
    <style:style style:name="gr36" style:family="graphic" style:parent-style-name="standard">
      <style:graphic-properties svg:stroke-width="0.051cm" svg:stroke-color="#ff0000" draw:marker-start-width="0.279cm" draw:marker-end-width="0.279cm" draw:fill="solid" draw:fill-color="#ffffff" draw:textarea-horizontal-align="justify" draw:textarea-vertical-align="middle" draw:auto-grow-height="false" fo:min-height="0.504cm" fo:min-width="2.444cm" fo:padding-top="0.15cm" fo:padding-bottom="0.15cm" fo:padding-left="0.275cm" fo:padding-right="0.275cm"/>
    </style:style>
    <style:style style:name="gr37" style:family="graphic" style:parent-style-name="objectwithoutfill">
      <style:graphic-properties svg:stroke-color="#000000" draw:fill="none" draw:textarea-vertical-align="middle"/>
    </style:style>
    <style:style style:name="gr38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569cm" fo:min-width="5.792cm" fo:padding-top="0.15cm" fo:padding-bottom="0.15cm" fo:padding-left="0.275cm" fo:padding-right="0.275cm"/>
    </style:style>
    <style:style style:name="gr39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.096cm" fo:min-width="0cm" draw:shadow-opacity="100%"/>
    </style:style>
    <style:style style:name="gr40" style:family="graphic" style:parent-style-name="objectwithoutfill">
      <style:graphic-properties draw:stroke="solid" draw:stroke-dash="Long_20_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ff0000" draw:marker-start-width="0.279cm" draw:marker-end-width="0.279cm" draw:fill="solid" draw:fill-color="#ffffff" draw:textarea-horizontal-align="justify" draw:textarea-vertical-align="middle" draw:auto-grow-height="false" fo:min-height="1.392cm" fo:min-width="5.745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ff0000" draw:marker-start-width="0.279cm" draw:marker-end-width="0.279cm" draw:fill="solid" draw:fill-color="#ffffff" draw:textarea-horizontal-align="justify" draw:textarea-vertical-align="middle" draw:auto-grow-height="false" fo:min-height="0.343cm" fo:min-width="3.82cm" fo:padding-top="0.15cm" fo:padding-bottom="0.15cm" fo:padding-left="0.275cm" fo:padding-right="0.275cm"/>
    </style:style>
    <style:style style:name="gr43" style:family="graphic" style:parent-style-name="standard">
      <style:graphic-properties svg:stroke-color="#ff0000" draw:fill="solid" draw:fill-color="#ff0000" draw:opacity="100%" draw:textarea-horizontal-align="justify" draw:textarea-vertical-align="middle" draw:auto-grow-height="false" fo:min-height="3.771cm" fo:min-width="0cm" draw:shadow-opacity="100%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 draw:opacity="100%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loext:graphic-properties draw:fill="solid" draw:fill-color="#ffffff" draw:opacity="50%"/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loext:graphic-properties draw:fill="solid" draw:fill-color="#ffffff" draw:opacity="0%"/>
      <style:paragraph-properties fo:text-align="center"/>
    </style:style>
    <style:style style:name="P9" style:family="paragraph">
      <loext:graphic-properties draw:fill="solid" draw:fill-color="#ffffff" draw:opacity="100%"/>
      <style:paragraph-properties fo:text-align="center"/>
      <style:text-properties fo:font-weight="bold"/>
    </style:style>
    <style:style style:name="P10" style:family="paragraph">
      <loext:graphic-properties draw:fill="solid" draw:fill-color="#ff0000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64cm" svg:height="5.809cm" draw:transform="rotate (-1.56241874638532) translate (8.171cm 2.2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8.284cm" svg:y1="12.854cm" svg:x2="2.471cm" svg:y2="12.932cm">
          <text:p/>
        </draw:line>
        <draw:line draw:style-name="gr2" draw:text-style-name="P2" draw:layer="layout" svg:x1="8.281cm" svg:y1="12.474cm" svg:x2="2.468cm" svg:y2="12.552cm">
          <text:p/>
        </draw:line>
        <draw:line draw:style-name="gr2" draw:text-style-name="P2" draw:layer="layout" svg:x1="8.274cm" svg:y1="11.712cm" svg:x2="2.461cm" svg:y2="11.79cm">
          <text:p/>
        </draw:line>
        <draw:line draw:style-name="gr2" draw:text-style-name="P2" draw:layer="layout" svg:x1="8.271cm" svg:y1="11.332cm" svg:x2="2.458cm" svg:y2="11.41cm">
          <text:p/>
        </draw:line>
        <draw:line draw:style-name="gr2" draw:text-style-name="P2" draw:layer="layout" svg:x1="8.265cm" svg:y1="10.57cm" svg:x2="2.452cm" svg:y2="10.648cm">
          <text:p/>
        </draw:line>
        <draw:line draw:style-name="gr2" draw:text-style-name="P2" draw:layer="layout" svg:x1="8.258cm" svg:y1="9.808cm" svg:x2="2.445cm" svg:y2="9.886cm">
          <text:p/>
        </draw:line>
        <draw:line draw:style-name="gr2" draw:text-style-name="P2" draw:layer="layout" svg:x1="8.252cm" svg:y1="9.046cm" svg:x2="2.439cm" svg:y2="9.124cm">
          <text:p/>
        </draw:line>
        <draw:line draw:style-name="gr2" draw:text-style-name="P2" draw:layer="layout" svg:x1="8.245cm" svg:y1="8.285cm" svg:x2="2.432cm" svg:y2="8.363cm">
          <text:p/>
        </draw:line>
        <draw:line draw:style-name="gr2" draw:text-style-name="P2" draw:layer="layout" svg:x1="8.236cm" svg:y1="7.142cm" svg:x2="2.423cm" svg:y2="7.22cm">
          <text:p/>
        </draw:line>
        <draw:line draw:style-name="gr2" draw:text-style-name="P2" draw:layer="layout" svg:x1="8.242cm" svg:y1="7.904cm" svg:x2="2.429cm" svg:y2="7.982cm">
          <text:p/>
        </draw:line>
        <draw:line draw:style-name="gr2" draw:text-style-name="P2" draw:layer="layout" svg:x1="8.207cm" svg:y1="3.715cm" svg:x2="2.394cm" svg:y2="3.793cm">
          <text:p/>
        </draw:line>
        <draw:line draw:style-name="gr2" draw:text-style-name="P2" draw:layer="layout" svg:x1="8.22cm" svg:y1="5.238cm" svg:x2="2.407cm" svg:y2="5.316cm">
          <text:p/>
        </draw:line>
        <draw:line draw:style-name="gr2" draw:text-style-name="P2" draw:layer="layout" svg:x1="8.23cm" svg:y1="6.381cm" svg:x2="2.417cm" svg:y2="6.459cm">
          <text:p/>
        </draw:line>
        <draw:line draw:style-name="gr2" draw:text-style-name="P2" draw:layer="layout" svg:x1="8.201cm" svg:y1="2.953cm" svg:x2="2.388cm" svg:y2="3.031cm">
          <text:p/>
        </draw:line>
        <draw:line draw:style-name="gr2" draw:text-style-name="P2" draw:layer="layout" svg:x1="8.277cm" svg:y1="12.093cm" svg:x2="2.464cm" svg:y2="12.171cm">
          <text:p/>
        </draw:line>
        <draw:line draw:style-name="gr2" draw:text-style-name="P2" draw:layer="layout" svg:x1="8.214cm" svg:y1="4.476cm" svg:x2="2.401cm" svg:y2="4.554cm">
          <text:p/>
        </draw:line>
        <draw:line draw:style-name="gr2" draw:text-style-name="P2" draw:layer="layout" svg:x1="8.268cm" svg:y1="10.951cm" svg:x2="2.455cm" svg:y2="11.029cm">
          <text:p/>
        </draw:line>
        <draw:line draw:style-name="gr2" draw:text-style-name="P2" draw:layer="layout" svg:x1="8.255cm" svg:y1="9.427cm" svg:x2="2.442cm" svg:y2="9.505cm">
          <text:p/>
        </draw:line>
        <draw:line draw:style-name="gr2" draw:text-style-name="P2" draw:layer="layout" svg:x1="8.223cm" svg:y1="5.619cm" svg:x2="2.41cm" svg:y2="5.697cm">
          <text:p/>
        </draw:line>
        <draw:line draw:style-name="gr2" draw:text-style-name="P2" draw:layer="layout" svg:x1="8.233cm" svg:y1="6.761cm" svg:x2="2.42cm" svg:y2="6.839cm">
          <text:p/>
        </draw:line>
        <draw:line draw:style-name="gr2" draw:text-style-name="P2" draw:layer="layout" svg:x1="8.217cm" svg:y1="4.857cm" svg:x2="2.404cm" svg:y2="4.935cm">
          <text:p/>
        </draw:line>
        <draw:line draw:style-name="gr2" draw:text-style-name="P2" draw:layer="layout" svg:x1="8.204cm" svg:y1="3.334cm" svg:x2="2.391cm" svg:y2="3.412cm">
          <text:p/>
        </draw:line>
        <draw:line draw:style-name="gr2" draw:text-style-name="P2" draw:layer="layout" svg:x1="8.249cm" svg:y1="8.666cm" svg:x2="2.436cm" svg:y2="8.744cm">
          <text:p/>
        </draw:line>
        <draw:line draw:style-name="gr2" draw:text-style-name="P2" draw:layer="layout" svg:x1="8.261cm" svg:y1="10.189cm" svg:x2="2.448cm" svg:y2="10.267cm">
          <text:p/>
        </draw:line>
        <draw:line draw:style-name="gr2" draw:text-style-name="P2" draw:layer="layout" svg:x1="8.239cm" svg:y1="7.523cm" svg:x2="2.426cm" svg:y2="7.601cm">
          <text:p/>
        </draw:line>
        <draw:line draw:style-name="gr2" draw:text-style-name="P2" draw:layer="layout" svg:x1="8.226cm" svg:y1="6cm" svg:x2="2.413cm" svg:y2="6.078cm">
          <text:p/>
        </draw:line>
        <draw:line draw:style-name="gr2" draw:text-style-name="P2" draw:layer="layout" svg:x1="8.198cm" svg:y1="2.572cm" svg:x2="2.385cm" svg:y2="2.65cm">
          <text:p/>
        </draw:line>
        <draw:line draw:style-name="gr2" draw:text-style-name="P2" draw:layer="layout" svg:x1="8.21cm" svg:y1="4.095cm" svg:x2="2.397cm" svg:y2="4.173cm">
          <text:p/>
        </draw:line>
        <draw:line draw:style-name="gr2" draw:text-style-name="P2" draw:layer="layout" svg:x1="16.65cm" svg:y1="7.715cm" svg:x2="10.837cm" svg:y2="7.793cm">
          <text:p/>
        </draw:line>
        <draw:custom-shape draw:style-name="gr3" draw:text-style-name="P3" draw:layer="layout" svg:width="7.729cm" svg:height="10.984cm" svg:x="9.885cm" svg:y="2.24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7.465cm" svg:y1="3.338cm" svg:x2="11.652cm" svg:y2="3.416cm">
          <text:p/>
        </draw:line>
        <draw:line draw:style-name="gr2" draw:text-style-name="P2" draw:layer="layout" svg:x1="16.705cm" svg:y1="7.429cm" svg:x2="10.892cm" svg:y2="7.507cm">
          <text:p/>
        </draw:line>
        <draw:line draw:style-name="gr2" draw:text-style-name="P2" draw:layer="layout" svg:x1="16.814cm" svg:y1="6.845cm" svg:x2="11.001cm" svg:y2="6.923cm">
          <text:p/>
        </draw:line>
        <draw:line draw:style-name="gr2" draw:text-style-name="P2" draw:layer="layout" svg:x1="17.196cm" svg:y1="4.653cm" svg:x2="11.383cm" svg:y2="4.731cm">
          <text:p/>
        </draw:line>
        <draw:line draw:style-name="gr2" draw:text-style-name="P2" draw:layer="layout" svg:x1="17.266cm" svg:y1="4.345cm" svg:x2="11.453cm" svg:y2="4.423cm">
          <text:p/>
        </draw:line>
        <draw:line draw:style-name="gr2" draw:text-style-name="P2" draw:layer="layout" svg:x1="16.739cm" svg:y1="7.113cm" svg:x2="10.926cm" svg:y2="7.191cm">
          <text:p/>
        </draw:line>
        <draw:line draw:style-name="gr2" draw:text-style-name="P2" draw:layer="layout" svg:x1="17.291cm" svg:y1="4.007cm" svg:x2="11.478cm" svg:y2="4.085cm">
          <text:p/>
        </draw:line>
        <draw:line draw:style-name="gr2" draw:text-style-name="P2" draw:layer="layout" svg:x1="16.899cm" svg:y1="6.534cm" svg:x2="11.086cm" svg:y2="6.612cm">
          <text:p/>
        </draw:line>
        <draw:line draw:style-name="gr2" draw:text-style-name="P2" draw:layer="layout" svg:x1="17.378cm" svg:y1="3.685cm" svg:x2="11.565cm" svg:y2="3.763cm">
          <text:p/>
        </draw:line>
        <draw:line draw:style-name="gr2" draw:text-style-name="P2" draw:layer="layout" svg:x1="17.453cm" svg:y1="2.98cm" svg:x2="11.64cm" svg:y2="3.058cm">
          <text:p/>
        </draw:line>
        <draw:line draw:style-name="gr2" draw:text-style-name="P2" draw:layer="layout" svg:x1="16.928cm" svg:y1="6.192cm" svg:x2="11.115cm" svg:y2="6.27cm">
          <text:p/>
        </draw:line>
        <draw:line draw:style-name="gr2" draw:text-style-name="P2" draw:layer="layout" svg:x1="16.981cm" svg:y1="5.881cm" svg:x2="11.168cm" svg:y2="5.959cm">
          <text:p/>
        </draw:line>
        <draw:line draw:style-name="gr2" draw:text-style-name="P2" draw:layer="layout" svg:x1="17.057cm" svg:y1="5.594cm" svg:x2="11.244cm" svg:y2="5.672cm">
          <text:p/>
        </draw:line>
        <draw:line draw:style-name="gr2" draw:text-style-name="P2" draw:layer="layout" svg:x1="17.095cm" svg:y1="5.33cm" svg:x2="11.282cm" svg:y2="5.408cm">
          <text:p/>
        </draw:line>
        <draw:line draw:style-name="gr2" draw:text-style-name="P2" draw:layer="layout" svg:x1="17.162cm" svg:y1="4.982cm" svg:x2="11.349cm" svg:y2="5.06cm">
          <text:p/>
        </draw:line>
        <draw:line draw:style-name="gr2" draw:text-style-name="P2" draw:layer="layout" svg:x1="17.575cm" svg:y1="2.612cm" svg:x2="11.762cm" svg:y2="2.69cm">
          <text:p/>
        </draw:line>
        <draw:line draw:style-name="gr2" draw:text-style-name="P2" draw:layer="layout" svg:x1="16.342cm" svg:y1="9.549cm" svg:x2="10.529cm" svg:y2="9.627cm">
          <text:p/>
        </draw:line>
        <draw:line draw:style-name="gr2" draw:text-style-name="P2" draw:layer="layout" svg:x1="16.395cm" svg:y1="9.164cm" svg:x2="10.582cm" svg:y2="9.242cm">
          <text:p/>
        </draw:line>
        <draw:line draw:style-name="gr2" draw:text-style-name="P2" draw:layer="layout" svg:x1="16.448cm" svg:y1="8.778cm" svg:x2="10.635cm" svg:y2="8.856cm">
          <text:p/>
        </draw:line>
        <draw:line draw:style-name="gr2" draw:text-style-name="P2" draw:layer="layout" svg:x1="16.553cm" svg:y1="8.415cm" svg:x2="10.74cm" svg:y2="8.493cm">
          <text:p/>
        </draw:line>
        <draw:line draw:style-name="gr2" draw:text-style-name="P2" draw:layer="layout" svg:x1="16.576cm" svg:y1="8.046cm" svg:x2="10.763cm" svg:y2="8.124cm">
          <text:p/>
        </draw:line>
        <draw:line draw:style-name="gr2" draw:text-style-name="P2" draw:layer="layout" svg:x1="15.986cm" svg:y1="11.786cm" svg:x2="10.173cm" svg:y2="11.864cm">
          <text:p/>
        </draw:line>
        <draw:line draw:style-name="gr2" draw:text-style-name="P2" draw:layer="layout" svg:x1="16.001cm" svg:y1="11.423cm" svg:x2="10.188cm" svg:y2="11.501cm">
          <text:p/>
        </draw:line>
        <draw:line draw:style-name="gr2" draw:text-style-name="P2" draw:layer="layout" svg:x1="16.069cm" svg:y1="11.061cm" svg:x2="10.256cm" svg:y2="11.139cm">
          <text:p/>
        </draw:line>
        <draw:line draw:style-name="gr2" draw:text-style-name="P2" draw:layer="layout" svg:x1="16.136cm" svg:y1="10.706cm" svg:x2="10.323cm" svg:y2="10.784cm">
          <text:p/>
        </draw:line>
        <draw:line draw:style-name="gr2" draw:text-style-name="P2" draw:layer="layout" svg:x1="16.152cm" svg:y1="10.334cm" svg:x2="10.339cm" svg:y2="10.412cm">
          <text:p/>
        </draw:line>
        <draw:line draw:style-name="gr2" draw:text-style-name="P2" draw:layer="layout" svg:x1="16.273cm" svg:y1="9.95cm" svg:x2="10.46cm" svg:y2="10.028cm">
          <text:p/>
        </draw:line>
        <draw:line draw:style-name="gr2" draw:text-style-name="P2" draw:layer="layout" svg:x1="13.309cm" svg:y1="19.307cm" svg:x2="7.496cm" svg:y2="19.385cm">
          <text:p/>
        </draw:line>
        <draw:line draw:style-name="gr2" draw:text-style-name="P2" draw:layer="layout" svg:x1="15.804cm" svg:y1="12.768cm" svg:x2="9.991cm" svg:y2="12.846cm">
          <text:p/>
        </draw:line>
        <draw:line draw:style-name="gr2" draw:text-style-name="P2" draw:layer="layout" svg:x1="15.834cm" svg:y1="12.466cm" svg:x2="10.021cm" svg:y2="12.544cm">
          <text:p/>
        </draw:line>
        <draw:line draw:style-name="gr2" draw:text-style-name="P2" draw:layer="layout" svg:x1="15.902cm" svg:y1="12.125cm" svg:x2="10.089cm" svg:y2="12.203cm">
          <text:p/>
        </draw:line>
      </draw:page>
      <draw:page draw:name="page2" draw:style-name="dp1" draw:master-page-name="Default">
        <draw:g>
          <draw:custom-shape draw:style-name="gr1" draw:text-style-name="P1" draw:layer="layout" svg:width="10.964cm" svg:height="5.809cm" draw:transform="rotate (-1.56241874638532) translate (8.172cm 2.2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285cm" svg:y1="12.855cm" svg:x2="2.472cm" svg:y2="12.933cm">
            <text:p/>
          </draw:line>
          <draw:line draw:style-name="gr2" draw:text-style-name="P2" draw:layer="layout" svg:x1="8.282cm" svg:y1="12.475cm" svg:x2="2.469cm" svg:y2="12.553cm">
            <text:p/>
          </draw:line>
          <draw:line draw:style-name="gr2" draw:text-style-name="P2" draw:layer="layout" svg:x1="8.275cm" svg:y1="11.713cm" svg:x2="2.462cm" svg:y2="11.791cm">
            <text:p/>
          </draw:line>
          <draw:line draw:style-name="gr2" draw:text-style-name="P2" draw:layer="layout" svg:x1="8.272cm" svg:y1="11.333cm" svg:x2="2.459cm" svg:y2="11.411cm">
            <text:p/>
          </draw:line>
          <draw:line draw:style-name="gr2" draw:text-style-name="P2" draw:layer="layout" svg:x1="8.266cm" svg:y1="10.571cm" svg:x2="2.453cm" svg:y2="10.649cm">
            <text:p/>
          </draw:line>
          <draw:line draw:style-name="gr2" draw:text-style-name="P2" draw:layer="layout" svg:x1="8.259cm" svg:y1="9.809cm" svg:x2="2.446cm" svg:y2="9.887cm">
            <text:p/>
          </draw:line>
          <draw:line draw:style-name="gr2" draw:text-style-name="P2" draw:layer="layout" svg:x1="8.253cm" svg:y1="9.047cm" svg:x2="2.44cm" svg:y2="9.125cm">
            <text:p/>
          </draw:line>
          <draw:line draw:style-name="gr2" draw:text-style-name="P2" draw:layer="layout" svg:x1="8.246cm" svg:y1="8.286cm" svg:x2="2.433cm" svg:y2="8.364cm">
            <text:p/>
          </draw:line>
          <draw:line draw:style-name="gr2" draw:text-style-name="P2" draw:layer="layout" svg:x1="8.237cm" svg:y1="7.143cm" svg:x2="2.424cm" svg:y2="7.221cm">
            <text:p/>
          </draw:line>
          <draw:line draw:style-name="gr2" draw:text-style-name="P2" draw:layer="layout" svg:x1="8.243cm" svg:y1="7.905cm" svg:x2="2.43cm" svg:y2="7.983cm">
            <text:p/>
          </draw:line>
          <draw:line draw:style-name="gr2" draw:text-style-name="P2" draw:layer="layout" svg:x1="8.208cm" svg:y1="3.716cm" svg:x2="2.395cm" svg:y2="3.794cm">
            <text:p/>
          </draw:line>
          <draw:line draw:style-name="gr2" draw:text-style-name="P2" draw:layer="layout" svg:x1="8.221cm" svg:y1="5.239cm" svg:x2="2.408cm" svg:y2="5.317cm">
            <text:p/>
          </draw:line>
          <draw:line draw:style-name="gr2" draw:text-style-name="P2" draw:layer="layout" svg:x1="8.231cm" svg:y1="6.382cm" svg:x2="2.418cm" svg:y2="6.46cm">
            <text:p/>
          </draw:line>
          <draw:line draw:style-name="gr2" draw:text-style-name="P2" draw:layer="layout" svg:x1="8.202cm" svg:y1="2.954cm" svg:x2="2.389cm" svg:y2="3.032cm">
            <text:p/>
          </draw:line>
          <draw:line draw:style-name="gr2" draw:text-style-name="P2" draw:layer="layout" svg:x1="8.278cm" svg:y1="12.094cm" svg:x2="2.465cm" svg:y2="12.172cm">
            <text:p/>
          </draw:line>
          <draw:line draw:style-name="gr2" draw:text-style-name="P2" draw:layer="layout" svg:x1="8.215cm" svg:y1="4.477cm" svg:x2="2.402cm" svg:y2="4.555cm">
            <text:p/>
          </draw:line>
          <draw:line draw:style-name="gr2" draw:text-style-name="P2" draw:layer="layout" svg:x1="8.269cm" svg:y1="10.952cm" svg:x2="2.456cm" svg:y2="11.03cm">
            <text:p/>
          </draw:line>
          <draw:line draw:style-name="gr2" draw:text-style-name="P2" draw:layer="layout" svg:x1="8.256cm" svg:y1="9.428cm" svg:x2="2.443cm" svg:y2="9.506cm">
            <text:p/>
          </draw:line>
          <draw:line draw:style-name="gr2" draw:text-style-name="P2" draw:layer="layout" svg:x1="8.224cm" svg:y1="5.62cm" svg:x2="2.411cm" svg:y2="5.698cm">
            <text:p/>
          </draw:line>
          <draw:line draw:style-name="gr2" draw:text-style-name="P2" draw:layer="layout" svg:x1="8.234cm" svg:y1="6.762cm" svg:x2="2.421cm" svg:y2="6.84cm">
            <text:p/>
          </draw:line>
          <draw:line draw:style-name="gr2" draw:text-style-name="P2" draw:layer="layout" svg:x1="8.218cm" svg:y1="4.858cm" svg:x2="2.405cm" svg:y2="4.936cm">
            <text:p/>
          </draw:line>
          <draw:line draw:style-name="gr2" draw:text-style-name="P2" draw:layer="layout" svg:x1="8.205cm" svg:y1="3.335cm" svg:x2="2.392cm" svg:y2="3.413cm">
            <text:p/>
          </draw:line>
          <draw:line draw:style-name="gr2" draw:text-style-name="P2" draw:layer="layout" svg:x1="8.25cm" svg:y1="8.667cm" svg:x2="2.437cm" svg:y2="8.745cm">
            <text:p/>
          </draw:line>
          <draw:line draw:style-name="gr2" draw:text-style-name="P2" draw:layer="layout" svg:x1="8.262cm" svg:y1="10.19cm" svg:x2="2.449cm" svg:y2="10.268cm">
            <text:p/>
          </draw:line>
          <draw:line draw:style-name="gr2" draw:text-style-name="P2" draw:layer="layout" svg:x1="8.24cm" svg:y1="7.524cm" svg:x2="2.427cm" svg:y2="7.602cm">
            <text:p/>
          </draw:line>
          <draw:line draw:style-name="gr2" draw:text-style-name="P2" draw:layer="layout" svg:x1="8.227cm" svg:y1="6.001cm" svg:x2="2.414cm" svg:y2="6.079cm">
            <text:p/>
          </draw:line>
          <draw:line draw:style-name="gr2" draw:text-style-name="P2" draw:layer="layout" svg:x1="8.199cm" svg:y1="2.573cm" svg:x2="2.386cm" svg:y2="2.651cm">
            <text:p/>
          </draw:line>
          <draw:line draw:style-name="gr2" draw:text-style-name="P2" draw:layer="layout" svg:x1="8.211cm" svg:y1="4.096cm" svg:x2="2.398cm" svg:y2="4.174cm">
            <text:p/>
          </draw:line>
        </draw:g>
        <draw:g>
          <draw:g>
            <draw:ellipse draw:style-name="gr4" draw:text-style-name="P3" draw:layer="layout" svg:width="8.802cm" svg:height="10.905cm" svg:x="5.345cm" svg:y="2.318cm" draw:kind="cut" draw:start-angle="272.23" draw:end-angle="87.77">
              <text:p/>
            </draw:ellipse>
            <draw:custom-shape draw:style-name="gr5" draw:text-style-name="P4" draw:layer="layout" svg:width="0.181cm" svg:height="10.827cm" svg:x="9.828cm" svg:y="2.361cm">
              <text:p/>
              <draw:enhanced-geometry svg:viewBox="0 0 21600 21600" draw:type="rectangle" draw:enhanced-path="M 0 0 L 21600 0 21600 21600 0 21600 0 0 Z N"/>
            </draw:custom-shape>
          </draw:g>
          <draw:g>
            <draw:ellipse draw:style-name="gr4" draw:text-style-name="P3" draw:layer="layout" svg:width="8.802cm" svg:height="10.905cm" svg:x="11.124cm" svg:y="2.242cm" draw:kind="cut" draw:start-angle="272.23" draw:end-angle="87.77">
              <text:p/>
            </draw:ellipse>
            <draw:custom-shape draw:style-name="gr5" draw:text-style-name="P4" draw:layer="layout" svg:width="0.181cm" svg:height="10.827cm" svg:x="15.607cm" svg:y="2.28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2" draw:text-style-name="P2" draw:layer="layout" svg:x1="15.713cm" svg:y1="2.246cm" svg:x2="9.9cm" svg:y2="2.324cm">
            <text:p/>
          </draw:line>
          <draw:line draw:style-name="gr2" draw:text-style-name="P2" draw:layer="layout" svg:x1="19.618cm" svg:y1="5.517cm" svg:x2="13.805cm" svg:y2="5.595cm">
            <text:p/>
          </draw:line>
          <draw:line draw:style-name="gr2" draw:text-style-name="P2" draw:layer="layout" svg:x1="15.703cm" svg:y1="13.136cm" svg:x2="9.89cm" svg:y2="13.214cm">
            <text:p/>
          </draw:line>
          <draw:line draw:style-name="gr2" draw:text-style-name="P2" draw:layer="layout" svg:x1="19.364cm" svg:y1="5.083cm" svg:x2="13.551cm" svg:y2="5.161cm">
            <text:p/>
          </draw:line>
          <draw:line draw:style-name="gr2" draw:text-style-name="P2" draw:layer="layout" svg:x1="19.268cm" svg:y1="4.681cm" svg:x2="13.455cm" svg:y2="4.759cm">
            <text:p/>
          </draw:line>
          <draw:line draw:style-name="gr2" draw:text-style-name="P2" draw:layer="layout" svg:x1="18.972cm" svg:y1="4.278cm" svg:x2="13.159cm" svg:y2="4.356cm">
            <text:p/>
          </draw:line>
          <draw:line draw:style-name="gr2" draw:text-style-name="P2" draw:layer="layout" svg:x1="18.697cm" svg:y1="3.865cm" svg:x2="12.884cm" svg:y2="3.943cm">
            <text:p/>
          </draw:line>
          <draw:line draw:style-name="gr2" draw:text-style-name="P2" draw:layer="layout" svg:x1="18.38cm" svg:y1="3.485cm" svg:x2="12.567cm" svg:y2="3.563cm">
            <text:p/>
          </draw:line>
          <draw:line draw:style-name="gr2" draw:text-style-name="P2" draw:layer="layout" svg:x1="18.051cm" svg:y1="3.167cm" svg:x2="12.238cm" svg:y2="3.245cm">
            <text:p/>
          </draw:line>
          <draw:line draw:style-name="gr2" draw:text-style-name="P2" draw:layer="layout" svg:x1="17.607cm" svg:y1="2.85cm" svg:x2="11.794cm" svg:y2="2.928cm">
            <text:p/>
          </draw:line>
          <draw:line draw:style-name="gr2" draw:text-style-name="P2" draw:layer="layout" svg:x1="16.929cm" svg:y1="2.5cm" svg:x2="11.116cm" svg:y2="2.578cm">
            <text:p/>
          </draw:line>
          <draw:line draw:style-name="gr2" draw:text-style-name="P2" draw:layer="layout" svg:x1="19.978cm" svg:y1="7.316cm" svg:x2="14.165cm" svg:y2="7.394cm">
            <text:p/>
          </draw:line>
          <draw:line draw:style-name="gr2" draw:text-style-name="P2" draw:layer="layout" svg:x1="19.904cm" svg:y1="6.839cm" svg:x2="14.091cm" svg:y2="6.917cm">
            <text:p/>
          </draw:line>
          <draw:line draw:style-name="gr2" draw:text-style-name="P2" draw:layer="layout" svg:x1="19.808cm" svg:y1="6.363cm" svg:x2="13.995cm" svg:y2="6.441cm">
            <text:p/>
          </draw:line>
          <draw:line draw:style-name="gr2" draw:text-style-name="P2" draw:layer="layout" svg:x1="19.755cm" svg:y1="5.909cm" svg:x2="13.942cm" svg:y2="5.987cm">
            <text:p/>
          </draw:line>
          <draw:line draw:style-name="gr2" draw:text-style-name="P2" draw:layer="layout" svg:x1="19.078cm" svg:y1="10.882cm" svg:x2="13.265cm" svg:y2="10.96cm">
            <text:p/>
          </draw:line>
          <draw:line draw:style-name="gr2" draw:text-style-name="P2" draw:layer="layout" svg:x1="19.375cm" svg:y1="10.427cm" svg:x2="13.562cm" svg:y2="10.505cm">
            <text:p/>
          </draw:line>
          <draw:line draw:style-name="gr2" draw:text-style-name="P2" draw:layer="layout" svg:x1="19.617cm" svg:y1="9.898cm" svg:x2="13.804cm" svg:y2="9.976cm">
            <text:p/>
          </draw:line>
          <draw:line draw:style-name="gr2" draw:text-style-name="P2" draw:layer="layout" svg:x1="19.745cm" svg:y1="9.443cm" svg:x2="13.932cm" svg:y2="9.521cm">
            <text:p/>
          </draw:line>
          <draw:line draw:style-name="gr2" draw:text-style-name="P2" draw:layer="layout" svg:x1="19.861cm" svg:y1="8.966cm" svg:x2="14.048cm" svg:y2="9.044cm">
            <text:p/>
          </draw:line>
          <draw:line draw:style-name="gr2" draw:text-style-name="P2" draw:layer="layout" svg:x1="19.915cm" svg:y1="8.5cm" svg:x2="14.102cm" svg:y2="8.578cm">
            <text:p/>
          </draw:line>
          <draw:line draw:style-name="gr2" draw:text-style-name="P2" draw:layer="layout" svg:x1="19.967cm" svg:y1="7.897cm" svg:x2="14.154cm" svg:y2="7.975cm">
            <text:p/>
          </draw:line>
          <draw:line draw:style-name="gr2" draw:text-style-name="P2" draw:layer="layout" svg:x1="17.173cm" svg:y1="12.734cm" svg:x2="11.36cm" svg:y2="12.812cm">
            <text:p/>
          </draw:line>
          <draw:line draw:style-name="gr2" draw:text-style-name="P2" draw:layer="layout" svg:x1="17.893cm" svg:y1="12.279cm" svg:x2="12.08cm" svg:y2="12.357cm">
            <text:p/>
          </draw:line>
          <draw:line draw:style-name="gr2" draw:text-style-name="P2" draw:layer="layout" svg:x1="18.412cm" svg:y1="11.845cm" svg:x2="12.599cm" svg:y2="11.923cm">
            <text:p/>
          </draw:line>
          <draw:line draw:style-name="gr2" draw:text-style-name="P2" draw:layer="layout" svg:x1="18.803cm" svg:y1="11.39cm" svg:x2="12.99cm" svg:y2="11.468cm">
            <text:p/>
          </draw:line>
        </draw:g>
      </draw:page>
      <draw:page draw:name="page3" draw:style-name="dp1" draw:master-page-name="Default">
        <draw:g>
          <draw:path draw:style-name="gr6" draw:text-style-name="P5" draw:layer="layout" svg:width="8.852cm" svg:height="9.204cm" draw:transform="skewX (0.265464579228338) rotate (-0.39095375244673) translate (11.2054164580283cm 2.23191123011066cm)" svg:viewBox="0 0 8853 9205" svg:d="M0 78c758 4 1581-184 2327 10 430 112 806 234 1282 225 1220-21-561 1262 657 1458 465 75 262 774 476 1150 514 911 492 2390 1665 2830 921 345 1252 699 1330 1301 84 652 1737 1442 860 2060l-150 93">
            <text:p/>
          </draw:path>
          <draw:path draw:style-name="gr6" draw:text-style-name="P2" draw:layer="layout" svg:width="8.847cm" svg:height="9.205cm" draw:transform="skewX (0.265115513377939) rotate (-0.39077921952153) translate (16.4730486521864cm 2.163318201036cm)" svg:viewBox="0 0 8848 9206" svg:d="M0 78c758 4 1581-184 2327 10 430 112 806 234 1282 225 1220-21-562 1262 656 1458 465 75 262 774 475 1151 514 910 491 2389 1664 2830 921 345 1252 698 1330 1301 83 651 1735 1442 858 2060l-150 93">
            <text:p/>
          </draw:path>
          <draw:line draw:style-name="gr2" draw:text-style-name="P2" draw:layer="layout" svg:x1="19.872cm" svg:y1="3.924cm" svg:x2="14.602cm" svg:y2="3.977cm">
            <text:p/>
          </draw:line>
          <draw:line draw:style-name="gr2" draw:text-style-name="P2" draw:layer="layout" svg:x1="19.12cm" svg:y1="3.593cm" svg:x2="13.85cm" svg:y2="3.646cm">
            <text:p/>
          </draw:line>
          <draw:line draw:style-name="gr2" draw:text-style-name="P2" draw:layer="layout" svg:x1="18.79cm" svg:y1="3.324cm" svg:x2="13.52cm" svg:y2="3.377cm">
            <text:p/>
          </draw:line>
          <draw:line draw:style-name="gr2" draw:text-style-name="P2" draw:layer="layout" svg:x1="18.459cm" svg:y1="3.027cm" svg:x2="13.189cm" svg:y2="3.08cm">
            <text:p/>
          </draw:line>
          <draw:line draw:style-name="gr2" draw:text-style-name="P2" draw:layer="layout" svg:x1="17.952cm" svg:y1="2.762cm" svg:x2="12.682cm" svg:y2="2.815cm">
            <text:p/>
          </draw:line>
          <draw:line draw:style-name="gr2" draw:text-style-name="P2" draw:layer="layout" svg:x1="17.246cm" svg:y1="2.518cm" svg:x2="11.976cm" svg:y2="2.571cm">
            <text:p/>
          </draw:line>
          <draw:line draw:style-name="gr2" draw:text-style-name="P2" draw:layer="layout" svg:x1="16.52cm" svg:y1="2.258cm" svg:x2="11.25cm" svg:y2="2.311cm">
            <text:p/>
          </draw:line>
          <draw:line draw:style-name="gr2" draw:text-style-name="P2" draw:layer="layout" svg:x1="19.25cm" svg:y1="5.906cm" svg:x2="13.98cm" svg:y2="5.959cm">
            <text:p/>
          </draw:line>
          <draw:line draw:style-name="gr2" draw:text-style-name="P2" draw:layer="layout" svg:x1="19.407cm" svg:y1="5.622cm" svg:x2="14.137cm" svg:y2="5.675cm">
            <text:p/>
          </draw:line>
          <draw:line draw:style-name="gr2" draw:text-style-name="P2" draw:layer="layout" svg:x1="19.381cm" svg:y1="5.324cm" svg:x2="14.111cm" svg:y2="5.377cm">
            <text:p/>
          </draw:line>
          <draw:line draw:style-name="gr2" draw:text-style-name="P2" draw:layer="layout" svg:x1="19.089cm" svg:y1="5.066cm" svg:x2="13.819cm" svg:y2="5.119cm">
            <text:p/>
          </draw:line>
          <draw:line draw:style-name="gr2" draw:text-style-name="P2" draw:layer="layout" svg:x1="19.151cm" svg:y1="4.79cm" svg:x2="13.881cm" svg:y2="4.843cm">
            <text:p/>
          </draw:line>
          <draw:line draw:style-name="gr2" draw:text-style-name="P2" draw:layer="layout" svg:x1="19.534cm" svg:y1="4.47cm" svg:x2="14.264cm" svg:y2="4.523cm">
            <text:p/>
          </draw:line>
          <draw:line draw:style-name="gr7" draw:text-style-name="P2" draw:layer="layout" svg:x1="19.824cm" svg:y1="4.231cm" svg:x2="14.554cm" svg:y2="4.284cm">
            <text:p/>
          </draw:line>
          <draw:line draw:style-name="gr7" draw:text-style-name="P2" draw:layer="layout" svg:x1="19.824cm" svg:y1="4.231cm" svg:x2="14.554cm" svg:y2="4.284cm">
            <text:p/>
          </draw:line>
          <draw:line draw:style-name="gr7" draw:text-style-name="P2" draw:layer="layout" svg:x1="19.822cm" svg:y1="4.231cm" svg:x2="14.552cm" svg:y2="4.284cm">
            <text:p/>
          </draw:line>
          <draw:line draw:style-name="gr7" draw:text-style-name="P2" draw:layer="layout" svg:x1="19.822cm" svg:y1="4.231cm" svg:x2="14.552cm" svg:y2="4.284cm">
            <text:p/>
          </draw:line>
          <draw:line draw:style-name="gr7" draw:text-style-name="P2" draw:layer="layout" svg:x1="19.822cm" svg:y1="4.231cm" svg:x2="14.552cm" svg:y2="4.284cm">
            <text:p/>
          </draw:line>
          <draw:line draw:style-name="gr2" draw:text-style-name="P2" draw:layer="layout" svg:x1="19.822cm" svg:y1="4.231cm" svg:x2="14.552cm" svg:y2="4.284cm">
            <text:p/>
          </draw:line>
          <draw:line draw:style-name="gr7" draw:text-style-name="P2" draw:layer="layout" svg:x1="19.114cm" svg:y1="6.196cm" svg:x2="13.844cm" svg:y2="6.249cm">
            <text:p/>
          </draw:line>
          <draw:line draw:style-name="gr7" draw:text-style-name="P2" draw:layer="layout" svg:x1="19.114cm" svg:y1="6.196cm" svg:x2="13.844cm" svg:y2="6.249cm">
            <text:p/>
          </draw:line>
          <draw:line draw:style-name="gr7" draw:text-style-name="P2" draw:layer="layout" svg:x1="19.112cm" svg:y1="6.196cm" svg:x2="13.842cm" svg:y2="6.249cm">
            <text:p/>
          </draw:line>
          <draw:line draw:style-name="gr7" draw:text-style-name="P2" draw:layer="layout" svg:x1="19.112cm" svg:y1="6.196cm" svg:x2="13.842cm" svg:y2="6.249cm">
            <text:p/>
          </draw:line>
          <draw:line draw:style-name="gr7" draw:text-style-name="P2" draw:layer="layout" svg:x1="19.112cm" svg:y1="6.196cm" svg:x2="13.842cm" svg:y2="6.249cm">
            <text:p/>
          </draw:line>
          <draw:line draw:style-name="gr2" draw:text-style-name="P2" draw:layer="layout" svg:x1="19.112cm" svg:y1="6.196cm" svg:x2="13.842cm" svg:y2="6.249cm">
            <text:p/>
          </draw:line>
          <draw:line draw:style-name="gr2" draw:text-style-name="P2" draw:layer="layout" svg:x1="18.468cm" svg:y1="12.938cm" svg:x2="13.179cm" svg:y2="12.996cm">
            <text:p/>
          </draw:line>
          <draw:line draw:style-name="gr2" draw:text-style-name="P2" draw:layer="layout" svg:x1="19.261cm" svg:y1="12.555cm" svg:x2="13.991cm" svg:y2="12.608cm">
            <text:p/>
          </draw:line>
          <draw:line draw:style-name="gr2" draw:text-style-name="P2" draw:layer="layout" svg:x1="19.282cm" svg:y1="12.234cm" svg:x2="14.012cm" svg:y2="12.287cm">
            <text:p/>
          </draw:line>
          <draw:line draw:style-name="gr2" draw:text-style-name="P2" draw:layer="layout" svg:x1="19.267cm" svg:y1="11.936cm" svg:x2="13.997cm" svg:y2="11.989cm">
            <text:p/>
          </draw:line>
          <draw:line draw:style-name="gr2" draw:text-style-name="P2" draw:layer="layout" svg:x1="19.172cm" svg:y1="11.621cm" svg:x2="13.902cm" svg:y2="11.674cm">
            <text:p/>
          </draw:line>
          <draw:line draw:style-name="gr2" draw:text-style-name="P2" draw:layer="layout" svg:x1="19.103cm" svg:y1="11.308cm" svg:x2="13.833cm" svg:y2="11.361cm">
            <text:p/>
          </draw:line>
          <draw:line draw:style-name="gr2" draw:text-style-name="P2" draw:layer="layout" svg:x1="19.137cm" svg:y1="11.024cm" svg:x2="13.867cm" svg:y2="11.077cm">
            <text:p/>
          </draw:line>
          <draw:line draw:style-name="gr2" draw:text-style-name="P2" draw:layer="layout" svg:x1="19.273cm" svg:y1="10.706cm" svg:x2="14.003cm" svg:y2="10.759cm">
            <text:p/>
          </draw:line>
          <draw:line draw:style-name="gr2" draw:text-style-name="P2" draw:layer="layout" svg:x1="19.341cm" svg:y1="10.355cm" svg:x2="14.071cm" svg:y2="10.408cm">
            <text:p/>
          </draw:line>
          <draw:line draw:style-name="gr2" draw:text-style-name="P2" draw:layer="layout" svg:x1="19.27cm" svg:y1="9.982cm" svg:x2="14cm" svg:y2="10.035cm">
            <text:p/>
          </draw:line>
          <draw:line draw:style-name="gr2" draw:text-style-name="P2" draw:layer="layout" svg:x1="19.065cm" svg:y1="9.643cm" svg:x2="13.795cm" svg:y2="9.696cm">
            <text:p/>
          </draw:line>
          <draw:line draw:style-name="gr2" draw:text-style-name="P2" draw:layer="layout" svg:x1="18.71cm" svg:y1="9.258cm" svg:x2="13.44cm" svg:y2="9.311cm">
            <text:p/>
          </draw:line>
          <draw:line draw:style-name="gr2" draw:text-style-name="P2" draw:layer="layout" svg:x1="18.509cm" svg:y1="8.868cm" svg:x2="13.239cm" svg:y2="8.921cm">
            <text:p/>
          </draw:line>
          <draw:line draw:style-name="gr2" draw:text-style-name="P2" draw:layer="layout" svg:x1="18.487cm" svg:y1="8.513cm" svg:x2="13.217cm" svg:y2="8.566cm">
            <text:p/>
          </draw:line>
          <draw:line draw:style-name="gr2" draw:text-style-name="P2" draw:layer="layout" svg:x1="18.508cm" svg:y1="8.13cm" svg:x2="13.238cm" svg:y2="8.183cm">
            <text:p/>
          </draw:line>
          <draw:line draw:style-name="gr2" draw:text-style-name="P2" draw:layer="layout" svg:x1="18.626cm" svg:y1="7.778cm" svg:x2="13.356cm" svg:y2="7.831cm">
            <text:p/>
          </draw:line>
          <draw:line draw:style-name="gr2" draw:text-style-name="P2" draw:layer="layout" svg:x1="18.712cm" svg:y1="7.44cm" svg:x2="13.442cm" svg:y2="7.493cm">
            <text:p/>
          </draw:line>
          <draw:line draw:style-name="gr2" draw:text-style-name="P2" draw:layer="layout" svg:x1="18.798cm" svg:y1="7.148cm" svg:x2="13.528cm" svg:y2="7.201cm">
            <text:p/>
          </draw:line>
          <draw:line draw:style-name="gr2" draw:text-style-name="P2" draw:layer="layout" svg:x1="18.944cm" svg:y1="6.855cm" svg:x2="13.674cm" svg:y2="6.908cm">
            <text:p/>
          </draw:line>
          <draw:line draw:style-name="gr2" draw:text-style-name="P2" draw:layer="layout" svg:x1="19.043cm" svg:y1="6.554cm" svg:x2="13.773cm" svg:y2="6.607cm">
            <text:p/>
          </draw:line>
        </draw:g>
        <draw:custom-shape draw:style-name="gr1" draw:text-style-name="P1" draw:layer="layout" svg:width="10.964cm" svg:height="5.809cm" draw:transform="rotate (-1.56241874638532) translate (8.173cm 2.2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8.286cm" svg:y1="12.856cm" svg:x2="2.473cm" svg:y2="12.934cm">
          <text:p/>
        </draw:line>
        <draw:line draw:style-name="gr2" draw:text-style-name="P2" draw:layer="layout" svg:x1="8.283cm" svg:y1="12.476cm" svg:x2="2.47cm" svg:y2="12.554cm">
          <text:p/>
        </draw:line>
        <draw:line draw:style-name="gr2" draw:text-style-name="P2" draw:layer="layout" svg:x1="8.276cm" svg:y1="11.714cm" svg:x2="2.463cm" svg:y2="11.792cm">
          <text:p/>
        </draw:line>
        <draw:line draw:style-name="gr2" draw:text-style-name="P2" draw:layer="layout" svg:x1="8.273cm" svg:y1="11.334cm" svg:x2="2.46cm" svg:y2="11.412cm">
          <text:p/>
        </draw:line>
        <draw:line draw:style-name="gr2" draw:text-style-name="P2" draw:layer="layout" svg:x1="8.267cm" svg:y1="10.572cm" svg:x2="2.454cm" svg:y2="10.65cm">
          <text:p/>
        </draw:line>
        <draw:line draw:style-name="gr2" draw:text-style-name="P2" draw:layer="layout" svg:x1="8.26cm" svg:y1="9.81cm" svg:x2="2.447cm" svg:y2="9.888cm">
          <text:p/>
        </draw:line>
        <draw:line draw:style-name="gr2" draw:text-style-name="P2" draw:layer="layout" svg:x1="8.254cm" svg:y1="9.048cm" svg:x2="2.441cm" svg:y2="9.126cm">
          <text:p/>
        </draw:line>
        <draw:line draw:style-name="gr2" draw:text-style-name="P2" draw:layer="layout" svg:x1="8.247cm" svg:y1="8.287cm" svg:x2="2.434cm" svg:y2="8.365cm">
          <text:p/>
        </draw:line>
        <draw:line draw:style-name="gr2" draw:text-style-name="P2" draw:layer="layout" svg:x1="8.238cm" svg:y1="7.144cm" svg:x2="2.425cm" svg:y2="7.222cm">
          <text:p/>
        </draw:line>
        <draw:line draw:style-name="gr2" draw:text-style-name="P2" draw:layer="layout" svg:x1="8.244cm" svg:y1="7.906cm" svg:x2="2.431cm" svg:y2="7.984cm">
          <text:p/>
        </draw:line>
        <draw:line draw:style-name="gr2" draw:text-style-name="P2" draw:layer="layout" svg:x1="8.209cm" svg:y1="3.717cm" svg:x2="2.396cm" svg:y2="3.795cm">
          <text:p/>
        </draw:line>
        <draw:line draw:style-name="gr2" draw:text-style-name="P2" draw:layer="layout" svg:x1="8.222cm" svg:y1="5.24cm" svg:x2="2.409cm" svg:y2="5.318cm">
          <text:p/>
        </draw:line>
        <draw:line draw:style-name="gr2" draw:text-style-name="P2" draw:layer="layout" svg:x1="8.232cm" svg:y1="6.383cm" svg:x2="2.419cm" svg:y2="6.461cm">
          <text:p/>
        </draw:line>
        <draw:line draw:style-name="gr2" draw:text-style-name="P2" draw:layer="layout" svg:x1="8.203cm" svg:y1="2.955cm" svg:x2="2.39cm" svg:y2="3.033cm">
          <text:p/>
        </draw:line>
        <draw:line draw:style-name="gr2" draw:text-style-name="P2" draw:layer="layout" svg:x1="8.279cm" svg:y1="12.095cm" svg:x2="2.466cm" svg:y2="12.173cm">
          <text:p/>
        </draw:line>
        <draw:line draw:style-name="gr2" draw:text-style-name="P2" draw:layer="layout" svg:x1="8.216cm" svg:y1="4.478cm" svg:x2="2.403cm" svg:y2="4.556cm">
          <text:p/>
        </draw:line>
        <draw:line draw:style-name="gr2" draw:text-style-name="P2" draw:layer="layout" svg:x1="8.27cm" svg:y1="10.953cm" svg:x2="2.457cm" svg:y2="11.031cm">
          <text:p/>
        </draw:line>
        <draw:line draw:style-name="gr2" draw:text-style-name="P2" draw:layer="layout" svg:x1="8.257cm" svg:y1="9.429cm" svg:x2="2.444cm" svg:y2="9.507cm">
          <text:p/>
        </draw:line>
        <draw:line draw:style-name="gr2" draw:text-style-name="P2" draw:layer="layout" svg:x1="8.225cm" svg:y1="5.621cm" svg:x2="2.412cm" svg:y2="5.699cm">
          <text:p/>
        </draw:line>
        <draw:line draw:style-name="gr2" draw:text-style-name="P2" draw:layer="layout" svg:x1="8.235cm" svg:y1="6.763cm" svg:x2="2.422cm" svg:y2="6.841cm">
          <text:p/>
        </draw:line>
        <draw:line draw:style-name="gr2" draw:text-style-name="P2" draw:layer="layout" svg:x1="8.219cm" svg:y1="4.859cm" svg:x2="2.406cm" svg:y2="4.937cm">
          <text:p/>
        </draw:line>
        <draw:line draw:style-name="gr2" draw:text-style-name="P2" draw:layer="layout" svg:x1="8.206cm" svg:y1="3.336cm" svg:x2="2.393cm" svg:y2="3.414cm">
          <text:p/>
        </draw:line>
        <draw:line draw:style-name="gr2" draw:text-style-name="P2" draw:layer="layout" svg:x1="8.251cm" svg:y1="8.668cm" svg:x2="2.438cm" svg:y2="8.746cm">
          <text:p/>
        </draw:line>
        <draw:line draw:style-name="gr2" draw:text-style-name="P2" draw:layer="layout" svg:x1="8.263cm" svg:y1="10.191cm" svg:x2="2.45cm" svg:y2="10.269cm">
          <text:p/>
        </draw:line>
        <draw:line draw:style-name="gr2" draw:text-style-name="P2" draw:layer="layout" svg:x1="8.241cm" svg:y1="7.525cm" svg:x2="2.428cm" svg:y2="7.603cm">
          <text:p/>
        </draw:line>
        <draw:line draw:style-name="gr2" draw:text-style-name="P2" draw:layer="layout" svg:x1="8.228cm" svg:y1="6.002cm" svg:x2="2.415cm" svg:y2="6.08cm">
          <text:p/>
        </draw:line>
        <draw:line draw:style-name="gr2" draw:text-style-name="P2" draw:layer="layout" svg:x1="8.2cm" svg:y1="2.574cm" svg:x2="2.387cm" svg:y2="2.652cm">
          <text:p/>
        </draw:line>
        <draw:line draw:style-name="gr2" draw:text-style-name="P2" draw:layer="layout" svg:x1="8.212cm" svg:y1="4.097cm" svg:x2="2.399cm" svg:y2="4.175cm">
          <text:p/>
        </draw:line>
      </draw:page>
      <draw:page draw:name="page4" draw:style-name="dp1" draw:master-page-name="Default">
        <draw:g>
          <draw:custom-shape draw:style-name="gr8" draw:text-style-name="P1" draw:layer="layout" svg:width="8.219cm" svg:height="4.355cm" draw:transform="skewX (-0.000174532925199431) rotate (-1.56241874638532) translate (5.706cm 4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791cm" svg:y1="12.821cm" svg:x2="1.433cm" svg:y2="12.879cm">
            <text:p/>
          </draw:line>
          <draw:line draw:style-name="gr2" draw:text-style-name="P2" draw:layer="layout" svg:x1="5.788cm" svg:y1="12.536cm" svg:x2="1.43cm" svg:y2="12.594cm">
            <text:p/>
          </draw:line>
          <draw:line draw:style-name="gr2" draw:text-style-name="P2" draw:layer="layout" svg:x1="5.783cm" svg:y1="11.965cm" svg:x2="1.425cm" svg:y2="12.023cm">
            <text:p/>
          </draw:line>
          <draw:line draw:style-name="gr2" draw:text-style-name="P2" draw:layer="layout" svg:x1="5.781cm" svg:y1="11.68cm" svg:x2="1.423cm" svg:y2="11.738cm">
            <text:p/>
          </draw:line>
          <draw:line draw:style-name="gr2" draw:text-style-name="P2" draw:layer="layout" svg:x1="5.776cm" svg:y1="11.109cm" svg:x2="1.418cm" svg:y2="11.167cm">
            <text:p/>
          </draw:line>
          <draw:line draw:style-name="gr2" draw:text-style-name="P2" draw:layer="layout" svg:x1="5.771cm" svg:y1="10.538cm" svg:x2="1.413cm" svg:y2="10.596cm">
            <text:p/>
          </draw:line>
          <draw:line draw:style-name="gr2" draw:text-style-name="P2" draw:layer="layout" svg:x1="5.767cm" svg:y1="9.966cm" svg:x2="1.409cm" svg:y2="10.024cm">
            <text:p/>
          </draw:line>
          <draw:line draw:style-name="gr2" draw:text-style-name="P2" draw:layer="layout" svg:x1="5.761cm" svg:y1="9.396cm" svg:x2="1.403cm" svg:y2="9.454cm">
            <text:p/>
          </draw:line>
          <draw:line draw:style-name="gr2" draw:text-style-name="P2" draw:layer="layout" svg:x1="5.755cm" svg:y1="8.539cm" svg:x2="1.397cm" svg:y2="8.597cm">
            <text:p/>
          </draw:line>
          <draw:line draw:style-name="gr2" draw:text-style-name="P2" draw:layer="layout" svg:x1="5.759cm" svg:y1="9.11cm" svg:x2="1.401cm" svg:y2="9.168cm">
            <text:p/>
          </draw:line>
          <draw:line draw:style-name="gr2" draw:text-style-name="P2" draw:layer="layout" svg:x1="5.733cm" svg:y1="5.97cm" svg:x2="1.375cm" svg:y2="6.028cm">
            <text:p/>
          </draw:line>
          <draw:line draw:style-name="gr2" draw:text-style-name="P2" draw:layer="layout" svg:x1="5.743cm" svg:y1="7.112cm" svg:x2="1.385cm" svg:y2="7.17cm">
            <text:p/>
          </draw:line>
          <draw:line draw:style-name="gr2" draw:text-style-name="P2" draw:layer="layout" svg:x1="5.75cm" svg:y1="7.968cm" svg:x2="1.392cm" svg:y2="8.026cm">
            <text:p/>
          </draw:line>
          <draw:line draw:style-name="gr2" draw:text-style-name="P2" draw:layer="layout" svg:x1="5.728cm" svg:y1="5.399cm" svg:x2="1.37cm" svg:y2="5.457cm">
            <text:p/>
          </draw:line>
          <draw:line draw:style-name="gr2" draw:text-style-name="P2" draw:layer="layout" svg:x1="5.785cm" svg:y1="12.25cm" svg:x2="1.427cm" svg:y2="12.308cm">
            <text:p/>
          </draw:line>
          <draw:line draw:style-name="gr2" draw:text-style-name="P2" draw:layer="layout" svg:x1="5.738cm" svg:y1="6.54cm" svg:x2="1.38cm" svg:y2="6.598cm">
            <text:p/>
          </draw:line>
          <draw:line draw:style-name="gr2" draw:text-style-name="P2" draw:layer="layout" svg:x1="5.779cm" svg:y1="11.394cm" svg:x2="1.421cm" svg:y2="11.452cm">
            <text:p/>
          </draw:line>
          <draw:line draw:style-name="gr2" draw:text-style-name="P2" draw:layer="layout" svg:x1="5.769cm" svg:y1="10.252cm" svg:x2="1.411cm" svg:y2="10.31cm">
            <text:p/>
          </draw:line>
          <draw:line draw:style-name="gr2" draw:text-style-name="P2" draw:layer="layout" svg:x1="5.745cm" svg:y1="7.397cm" svg:x2="1.387cm" svg:y2="7.455cm">
            <text:p/>
          </draw:line>
          <draw:line draw:style-name="gr2" draw:text-style-name="P2" draw:layer="layout" svg:x1="5.752cm" svg:y1="8.253cm" svg:x2="1.394cm" svg:y2="8.311cm">
            <text:p/>
          </draw:line>
          <draw:line draw:style-name="gr2" draw:text-style-name="P2" draw:layer="layout" svg:x1="5.74cm" svg:y1="6.826cm" svg:x2="1.382cm" svg:y2="6.884cm">
            <text:p/>
          </draw:line>
          <draw:line draw:style-name="gr2" draw:text-style-name="P2" draw:layer="layout" svg:x1="5.731cm" svg:y1="5.684cm" svg:x2="1.373cm" svg:y2="5.742cm">
            <text:p/>
          </draw:line>
          <draw:line draw:style-name="gr2" draw:text-style-name="P2" draw:layer="layout" svg:x1="5.764cm" svg:y1="9.681cm" svg:x2="1.406cm" svg:y2="9.739cm">
            <text:p/>
          </draw:line>
          <draw:line draw:style-name="gr2" draw:text-style-name="P2" draw:layer="layout" svg:x1="5.773cm" svg:y1="10.823cm" svg:x2="1.415cm" svg:y2="10.881cm">
            <text:p/>
          </draw:line>
          <draw:line draw:style-name="gr2" draw:text-style-name="P2" draw:layer="layout" svg:x1="5.757cm" svg:y1="8.825cm" svg:x2="1.399cm" svg:y2="8.883cm">
            <text:p/>
          </draw:line>
          <draw:line draw:style-name="gr2" draw:text-style-name="P2" draw:layer="layout" svg:x1="5.747cm" svg:y1="7.683cm" svg:x2="1.389cm" svg:y2="7.741cm">
            <text:p/>
          </draw:line>
          <draw:line draw:style-name="gr2" draw:text-style-name="P2" draw:layer="layout" svg:x1="5.726cm" svg:y1="5.113cm" svg:x2="1.368cm" svg:y2="5.171cm">
            <text:p/>
          </draw:line>
          <draw:line draw:style-name="gr2" draw:text-style-name="P2" draw:layer="layout" svg:x1="5.735cm" svg:y1="6.255cm" svg:x2="1.377cm" svg:y2="6.313cm">
            <text:p/>
          </draw:line>
        </draw:g>
        <draw:g>
          <draw:g>
            <draw:ellipse draw:style-name="gr4" draw:text-style-name="P3" draw:layer="layout" svg:width="6.599cm" svg:height="8.175cm" svg:x="2.966cm" svg:y="4.937cm" draw:kind="cut" draw:start-angle="272.23" draw:end-angle="87.77">
              <text:p/>
            </draw:ellipse>
            <draw:custom-shape draw:style-name="gr9" draw:text-style-name="P4" draw:layer="layout" svg:width="0.136cm" svg:height="8.117cm" svg:x="6.327cm" svg:y="4.969cm">
              <text:p/>
              <draw:enhanced-geometry svg:viewBox="0 0 21600 21600" draw:type="rectangle" draw:enhanced-path="M 0 0 L 21600 0 21600 21600 0 21600 0 0 Z N"/>
            </draw:custom-shape>
          </draw:g>
          <draw:g>
            <draw:ellipse draw:style-name="gr4" draw:text-style-name="P3" draw:layer="layout" svg:width="6.598cm" svg:height="8.175cm" svg:x="7.299cm" svg:y="4.88cm" draw:kind="cut" draw:start-angle="272.23" draw:end-angle="87.77">
              <text:p/>
            </draw:ellipse>
            <draw:custom-shape draw:style-name="gr9" draw:text-style-name="P4" draw:layer="layout" svg:width="0.136cm" svg:height="8.117cm" svg:x="10.659cm" svg:y="4.91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2" draw:text-style-name="P2" draw:layer="layout" svg:x1="10.739cm" svg:y1="4.883cm" svg:x2="6.381cm" svg:y2="4.941cm">
            <text:p/>
          </draw:line>
          <draw:line draw:style-name="gr2" draw:text-style-name="P2" draw:layer="layout" svg:x1="13.666cm" svg:y1="7.335cm" svg:x2="9.308cm" svg:y2="7.393cm">
            <text:p/>
          </draw:line>
          <draw:line draw:style-name="gr2" draw:text-style-name="P2" draw:layer="layout" svg:x1="10.732cm" svg:y1="13.047cm" svg:x2="6.374cm" svg:y2="13.105cm">
            <text:p/>
          </draw:line>
          <draw:line draw:style-name="gr2" draw:text-style-name="P2" draw:layer="layout" svg:x1="13.476cm" svg:y1="7.01cm" svg:x2="9.118cm" svg:y2="7.068cm">
            <text:p/>
          </draw:line>
          <draw:line draw:style-name="gr2" draw:text-style-name="P2" draw:layer="layout" svg:x1="13.404cm" svg:y1="6.708cm" svg:x2="9.046cm" svg:y2="6.766cm">
            <text:p/>
          </draw:line>
          <draw:line draw:style-name="gr2" draw:text-style-name="P2" draw:layer="layout" svg:x1="13.182cm" svg:y1="6.406cm" svg:x2="8.824cm" svg:y2="6.464cm">
            <text:p/>
          </draw:line>
          <draw:line draw:style-name="gr2" draw:text-style-name="P2" draw:layer="layout" svg:x1="12.976cm" svg:y1="6.097cm" svg:x2="8.618cm" svg:y2="6.155cm">
            <text:p/>
          </draw:line>
          <draw:line draw:style-name="gr2" draw:text-style-name="P2" draw:layer="layout" svg:x1="12.738cm" svg:y1="5.812cm" svg:x2="8.38cm" svg:y2="5.87cm">
            <text:p/>
          </draw:line>
          <draw:line draw:style-name="gr2" draw:text-style-name="P2" draw:layer="layout" svg:x1="12.492cm" svg:y1="5.573cm" svg:x2="8.134cm" svg:y2="5.631cm">
            <text:p/>
          </draw:line>
          <draw:line draw:style-name="gr2" draw:text-style-name="P2" draw:layer="layout" svg:x1="12.159cm" svg:y1="5.336cm" svg:x2="7.801cm" svg:y2="5.394cm">
            <text:p/>
          </draw:line>
          <draw:line draw:style-name="gr2" draw:text-style-name="P2" draw:layer="layout" svg:x1="11.651cm" svg:y1="5.073cm" svg:x2="7.293cm" svg:y2="5.131cm">
            <text:p/>
          </draw:line>
          <draw:line draw:style-name="gr2" draw:text-style-name="P2" draw:layer="layout" svg:x1="13.936cm" svg:y1="8.684cm" svg:x2="9.578cm" svg:y2="8.742cm">
            <text:p/>
          </draw:line>
          <draw:line draw:style-name="gr2" draw:text-style-name="P2" draw:layer="layout" svg:x1="13.881cm" svg:y1="8.326cm" svg:x2="9.523cm" svg:y2="8.384cm">
            <text:p/>
          </draw:line>
          <draw:line draw:style-name="gr2" draw:text-style-name="P2" draw:layer="layout" svg:x1="13.809cm" svg:y1="7.969cm" svg:x2="9.451cm" svg:y2="8.027cm">
            <text:p/>
          </draw:line>
          <draw:line draw:style-name="gr2" draw:text-style-name="P2" draw:layer="layout" svg:x1="13.769cm" svg:y1="7.629cm" svg:x2="9.411cm" svg:y2="7.687cm">
            <text:p/>
          </draw:line>
          <draw:line draw:style-name="gr2" draw:text-style-name="P2" draw:layer="layout" svg:x1="13.262cm" svg:y1="11.357cm" svg:x2="8.904cm" svg:y2="11.415cm">
            <text:p/>
          </draw:line>
          <draw:line draw:style-name="gr2" draw:text-style-name="P2" draw:layer="layout" svg:x1="13.484cm" svg:y1="11.016cm" svg:x2="9.126cm" svg:y2="11.074cm">
            <text:p/>
          </draw:line>
          <draw:line draw:style-name="gr2" draw:text-style-name="P2" draw:layer="layout" svg:x1="13.666cm" svg:y1="10.619cm" svg:x2="9.308cm" svg:y2="10.677cm">
            <text:p/>
          </draw:line>
          <draw:line draw:style-name="gr2" draw:text-style-name="P2" draw:layer="layout" svg:x1="13.762cm" svg:y1="10.278cm" svg:x2="9.404cm" svg:y2="10.336cm">
            <text:p/>
          </draw:line>
          <draw:line draw:style-name="gr2" draw:text-style-name="P2" draw:layer="layout" svg:x1="13.849cm" svg:y1="9.921cm" svg:x2="9.491cm" svg:y2="9.979cm">
            <text:p/>
          </draw:line>
          <draw:line draw:style-name="gr2" draw:text-style-name="P2" draw:layer="layout" svg:x1="13.889cm" svg:y1="9.571cm" svg:x2="9.531cm" svg:y2="9.629cm">
            <text:p/>
          </draw:line>
          <draw:line draw:style-name="gr2" draw:text-style-name="P2" draw:layer="layout" svg:x1="13.928cm" svg:y1="9.119cm" svg:x2="9.57cm" svg:y2="9.177cm">
            <text:p/>
          </draw:line>
          <draw:line draw:style-name="gr2" draw:text-style-name="P2" draw:layer="layout" svg:x1="11.833cm" svg:y1="12.745cm" svg:x2="7.475cm" svg:y2="12.803cm">
            <text:p/>
          </draw:line>
          <draw:line draw:style-name="gr2" draw:text-style-name="P2" draw:layer="layout" svg:x1="12.373cm" svg:y1="12.404cm" svg:x2="8.015cm" svg:y2="12.462cm">
            <text:p/>
          </draw:line>
          <draw:line draw:style-name="gr2" draw:text-style-name="P2" draw:layer="layout" svg:x1="12.762cm" svg:y1="12.079cm" svg:x2="8.404cm" svg:y2="12.137cm">
            <text:p/>
          </draw:line>
          <draw:line draw:style-name="gr2" draw:text-style-name="P2" draw:layer="layout" svg:x1="13.055cm" svg:y1="11.738cm" svg:x2="8.697cm" svg:y2="11.796cm">
            <text:p/>
          </draw:line>
        </draw:g>
        <draw:g>
          <draw:path draw:style-name="gr6" draw:text-style-name="P5" draw:layer="layout" svg:width="7.077cm" svg:height="6.986cm" draw:transform="skewX (0.325154839646543) rotate (-0.366170077068411) translate (13.3136710234767cm 4.84296596180409cm)" svg:viewBox="0 0 7078 6987" svg:d="M0 59c606 3 1264-139 1860 8 344 85 645 178 1025 171 976-16-448 958 526 1107 371 57 209 587 380 872 411 692 394 1814 1332 2148 736 262 1001 531 1063 988 67 495 1389 1095 688 1564l-120 70">
            <text:p/>
          </draw:path>
          <draw:path draw:style-name="gr6" draw:text-style-name="P2" draw:layer="layout" svg:width="7.07cm" svg:height="6.986cm" draw:transform="skewX (0.324282175020546) rotate (-0.366170077068411) translate (17.5658711222187cm 4.79123757686217cm)" svg:viewBox="0 0 7071 6987" svg:d="M0 59c606 3 1264-139 1860 8 344 85 645 177 1025 171 975-16-449 957 524 1106 372 57 209 588 380 874 410 691 392 1813 1329 2148 737 262 1001 530 1063 987 66 494 1387 1095 686 1564l-120 70">
            <text:p/>
          </draw:path>
          <draw:line draw:style-name="gr2" draw:text-style-name="P2" draw:layer="layout" svg:x1="20.31cm" svg:y1="6.114cm" svg:x2="16.056cm" svg:y2="6.154cm">
            <text:p/>
          </draw:line>
          <draw:line draw:style-name="gr2" draw:text-style-name="P2" draw:layer="layout" svg:x1="19.703cm" svg:y1="5.866cm" svg:x2="15.449cm" svg:y2="5.906cm">
            <text:p/>
          </draw:line>
          <draw:line draw:style-name="gr2" draw:text-style-name="P2" draw:layer="layout" svg:x1="19.436cm" svg:y1="5.664cm" svg:x2="15.182cm" svg:y2="5.704cm">
            <text:p/>
          </draw:line>
          <draw:line draw:style-name="gr2" draw:text-style-name="P2" draw:layer="layout" svg:x1="19.169cm" svg:y1="5.44cm" svg:x2="14.915cm" svg:y2="5.48cm">
            <text:p/>
          </draw:line>
          <draw:line draw:style-name="gr2" draw:text-style-name="P2" draw:layer="layout" svg:x1="18.76cm" svg:y1="5.241cm" svg:x2="14.506cm" svg:y2="5.281cm">
            <text:p/>
          </draw:line>
          <draw:line draw:style-name="gr2" draw:text-style-name="P2" draw:layer="layout" svg:x1="18.19cm" svg:y1="5.058cm" svg:x2="13.936cm" svg:y2="5.098cm">
            <text:p/>
          </draw:line>
          <draw:line draw:style-name="gr2" draw:text-style-name="P2" draw:layer="layout" svg:x1="17.604cm" svg:y1="4.862cm" svg:x2="13.35cm" svg:y2="4.902cm">
            <text:p/>
          </draw:line>
          <draw:line draw:style-name="gr2" draw:text-style-name="P2" draw:layer="layout" svg:x1="19.808cm" svg:y1="7.604cm" svg:x2="15.554cm" svg:y2="7.644cm">
            <text:p/>
          </draw:line>
          <draw:line draw:style-name="gr2" draw:text-style-name="P2" draw:layer="layout" svg:x1="19.934cm" svg:y1="7.391cm" svg:x2="15.68cm" svg:y2="7.431cm">
            <text:p/>
          </draw:line>
          <draw:line draw:style-name="gr2" draw:text-style-name="P2" draw:layer="layout" svg:x1="19.913cm" svg:y1="7.167cm" svg:x2="15.659cm" svg:y2="7.207cm">
            <text:p/>
          </draw:line>
          <draw:line draw:style-name="gr2" draw:text-style-name="P2" draw:layer="layout" svg:x1="19.678cm" svg:y1="6.973cm" svg:x2="15.424cm" svg:y2="7.013cm">
            <text:p/>
          </draw:line>
          <draw:line draw:style-name="gr2" draw:text-style-name="P2" draw:layer="layout" svg:x1="19.728cm" svg:y1="6.765cm" svg:x2="15.474cm" svg:y2="6.805cm">
            <text:p/>
          </draw:line>
          <draw:line draw:style-name="gr2" draw:text-style-name="P2" draw:layer="layout" svg:x1="20.037cm" svg:y1="6.525cm" svg:x2="15.783cm" svg:y2="6.565cm">
            <text:p/>
          </draw:line>
          <draw:line draw:style-name="gr7" draw:text-style-name="P2" draw:layer="layout" svg:x1="20.271cm" svg:y1="6.345cm" svg:x2="16.017cm" svg:y2="6.385cm">
            <text:p/>
          </draw:line>
          <draw:line draw:style-name="gr7" draw:text-style-name="P2" draw:layer="layout" svg:x1="20.271cm" svg:y1="6.345cm" svg:x2="16.017cm" svg:y2="6.385cm">
            <text:p/>
          </draw:line>
          <draw:line draw:style-name="gr7" draw:text-style-name="P2" draw:layer="layout" svg:x1="20.269cm" svg:y1="6.345cm" svg:x2="16.015cm" svg:y2="6.385cm">
            <text:p/>
          </draw:line>
          <draw:line draw:style-name="gr7" draw:text-style-name="P2" draw:layer="layout" svg:x1="20.269cm" svg:y1="6.345cm" svg:x2="16.015cm" svg:y2="6.385cm">
            <text:p/>
          </draw:line>
          <draw:line draw:style-name="gr7" draw:text-style-name="P2" draw:layer="layout" svg:x1="20.269cm" svg:y1="6.345cm" svg:x2="16.015cm" svg:y2="6.385cm">
            <text:p/>
          </draw:line>
          <draw:line draw:style-name="gr2" draw:text-style-name="P2" draw:layer="layout" svg:x1="20.269cm" svg:y1="6.345cm" svg:x2="16.015cm" svg:y2="6.385cm">
            <text:p/>
          </draw:line>
          <draw:line draw:style-name="gr7" draw:text-style-name="P2" draw:layer="layout" svg:x1="19.698cm" svg:y1="7.822cm" svg:x2="15.444cm" svg:y2="7.862cm">
            <text:p/>
          </draw:line>
          <draw:line draw:style-name="gr7" draw:text-style-name="P2" draw:layer="layout" svg:x1="19.698cm" svg:y1="7.822cm" svg:x2="15.444cm" svg:y2="7.862cm">
            <text:p/>
          </draw:line>
          <draw:line draw:style-name="gr7" draw:text-style-name="P2" draw:layer="layout" svg:x1="19.696cm" svg:y1="7.822cm" svg:x2="15.442cm" svg:y2="7.862cm">
            <text:p/>
          </draw:line>
          <draw:line draw:style-name="gr7" draw:text-style-name="P2" draw:layer="layout" svg:x1="19.696cm" svg:y1="7.822cm" svg:x2="15.442cm" svg:y2="7.862cm">
            <text:p/>
          </draw:line>
          <draw:line draw:style-name="gr7" draw:text-style-name="P2" draw:layer="layout" svg:x1="19.696cm" svg:y1="7.822cm" svg:x2="15.442cm" svg:y2="7.862cm">
            <text:p/>
          </draw:line>
          <draw:line draw:style-name="gr2" draw:text-style-name="P2" draw:layer="layout" svg:x1="19.696cm" svg:y1="7.822cm" svg:x2="15.442cm" svg:y2="7.862cm">
            <text:p/>
          </draw:line>
          <draw:line draw:style-name="gr2" draw:text-style-name="P2" draw:layer="layout" svg:x1="19.176cm" svg:y1="12.889cm" svg:x2="14.907cm" svg:y2="12.933cm">
            <text:p/>
          </draw:line>
          <draw:line draw:style-name="gr2" draw:text-style-name="P2" draw:layer="layout" svg:x1="19.816cm" svg:y1="12.602cm" svg:x2="15.562cm" svg:y2="12.642cm">
            <text:p/>
          </draw:line>
          <draw:line draw:style-name="gr2" draw:text-style-name="P2" draw:layer="layout" svg:x1="19.833cm" svg:y1="12.36cm" svg:x2="15.579cm" svg:y2="12.4cm">
            <text:p/>
          </draw:line>
          <draw:line draw:style-name="gr2" draw:text-style-name="P2" draw:layer="layout" svg:x1="19.821cm" svg:y1="12.136cm" svg:x2="15.567cm" svg:y2="12.176cm">
            <text:p/>
          </draw:line>
          <draw:line draw:style-name="gr2" draw:text-style-name="P2" draw:layer="layout" svg:x1="19.745cm" svg:y1="11.9cm" svg:x2="15.491cm" svg:y2="11.94cm">
            <text:p/>
          </draw:line>
          <draw:line draw:style-name="gr2" draw:text-style-name="P2" draw:layer="layout" svg:x1="19.689cm" svg:y1="11.664cm" svg:x2="15.435cm" svg:y2="11.704cm">
            <text:p/>
          </draw:line>
          <draw:line draw:style-name="gr2" draw:text-style-name="P2" draw:layer="layout" svg:x1="19.716cm" svg:y1="11.451cm" svg:x2="15.462cm" svg:y2="11.491cm">
            <text:p/>
          </draw:line>
          <draw:line draw:style-name="gr2" draw:text-style-name="P2" draw:layer="layout" svg:x1="19.826cm" svg:y1="11.212cm" svg:x2="15.572cm" svg:y2="11.252cm">
            <text:p/>
          </draw:line>
          <draw:line draw:style-name="gr2" draw:text-style-name="P2" draw:layer="layout" svg:x1="19.881cm" svg:y1="10.948cm" svg:x2="15.627cm" svg:y2="10.988cm">
            <text:p/>
          </draw:line>
          <draw:line draw:style-name="gr2" draw:text-style-name="P2" draw:layer="layout" svg:x1="19.824cm" svg:y1="10.668cm" svg:x2="15.57cm" svg:y2="10.708cm">
            <text:p/>
          </draw:line>
          <draw:line draw:style-name="gr2" draw:text-style-name="P2" draw:layer="layout" svg:x1="19.658cm" svg:y1="10.413cm" svg:x2="15.404cm" svg:y2="10.453cm">
            <text:p/>
          </draw:line>
          <draw:line draw:style-name="gr2" draw:text-style-name="P2" draw:layer="layout" svg:x1="19.372cm" svg:y1="10.123cm" svg:x2="15.118cm" svg:y2="10.163cm">
            <text:p/>
          </draw:line>
          <draw:line draw:style-name="gr2" draw:text-style-name="P2" draw:layer="layout" svg:x1="19.209cm" svg:y1="9.83cm" svg:x2="14.955cm" svg:y2="9.87cm">
            <text:p/>
          </draw:line>
          <draw:line draw:style-name="gr2" draw:text-style-name="P2" draw:layer="layout" svg:x1="19.192cm" svg:y1="9.564cm" svg:x2="14.938cm" svg:y2="9.604cm">
            <text:p/>
          </draw:line>
          <draw:line draw:style-name="gr2" draw:text-style-name="P2" draw:layer="layout" svg:x1="19.209cm" svg:y1="9.276cm" svg:x2="14.955cm" svg:y2="9.316cm">
            <text:p/>
          </draw:line>
          <draw:line draw:style-name="gr2" draw:text-style-name="P2" draw:layer="layout" svg:x1="19.304cm" svg:y1="9.011cm" svg:x2="15.05cm" svg:y2="9.051cm">
            <text:p/>
          </draw:line>
          <draw:line draw:style-name="gr2" draw:text-style-name="P2" draw:layer="layout" svg:x1="19.373cm" svg:y1="8.757cm" svg:x2="15.119cm" svg:y2="8.797cm">
            <text:p/>
          </draw:line>
          <draw:line draw:style-name="gr2" draw:text-style-name="P2" draw:layer="layout" svg:x1="19.443cm" svg:y1="8.538cm" svg:x2="15.189cm" svg:y2="8.578cm">
            <text:p/>
          </draw:line>
          <draw:line draw:style-name="gr2" draw:text-style-name="P2" draw:layer="layout" svg:x1="19.561cm" svg:y1="8.317cm" svg:x2="15.307cm" svg:y2="8.357cm">
            <text:p/>
          </draw:line>
          <draw:line draw:style-name="gr2" draw:text-style-name="P2" draw:layer="layout" svg:x1="19.64cm" svg:y1="8.091cm" svg:x2="15.386cm" svg:y2="8.131cm">
            <text:p/>
          </draw:line>
        </draw:g>
      </draw:page>
      <draw:page draw:name="page5" draw:style-name="dp1" draw:master-page-name="Default">
        <draw:frame draw:style-name="gr10" draw:text-style-name="P2" draw:layer="layout" svg:width="9.414cm" svg:height="5.65cm" svg:x="1.296cm" svg:y="12.214cm">
          <draw:image xlink:href="Pictures/10000001000003B400000239C25CD2E50CDEBD57.png" xlink:type="simple" xlink:show="embed" xlink:actuate="onLoad" draw:mime-type="image/png">
            <text:p/>
          </draw:image>
        </draw:frame>
        <draw:frame draw:style-name="gr10" draw:text-style-name="P2" draw:layer="layout" svg:width="9.452cm" svg:height="5.673cm" svg:x="10.588cm" svg:y="12.203cm">
          <draw:image xlink:href="Pictures/10000001000003B40000023972E9AF329BB024A3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10" draw:text-style-name="P2" draw:layer="layout" svg:width="13.376cm" svg:height="12.826cm" svg:x="4.303cm" svg:y="5.69cm">
          <draw:image xlink:href="Pictures/10000001000002780000025E6AF7F7B8FB8825D6.png" xlink:type="simple" xlink:show="embed" xlink:actuate="onLoad" draw:mime-type="image/png">
            <text:p/>
          </draw:image>
        </draw:frame>
        <draw:frame draw:style-name="gr10" draw:text-style-name="P2" draw:layer="layout" svg:width="3.088cm" svg:height="1.481cm" svg:x="11.713cm" svg:y="13.749cm">
          <draw:image xlink:href="Pictures/10000001000000DD0000006A01029EB0179199BC.png" xlink:type="simple" xlink:show="embed" xlink:actuate="onLoad" draw:mime-type="image/png">
            <text:p/>
          </draw:image>
        </draw:frame>
        <draw:frame draw:style-name="gr10" draw:text-style-name="P2" draw:layer="layout" svg:width="3.032cm" svg:height="0.917cm" svg:x="15.538cm" svg:y="6.756cm">
          <draw:image xlink:href="Pictures/10000001000000C30000003B2AE8C85279D63BAA.png" xlink:type="simple" xlink:show="embed" xlink:actuate="onLoad" draw:mime-type="image/png">
            <text:p/>
          </draw:image>
        </draw:frame>
        <draw:frame draw:style-name="gr10" draw:text-style-name="P2" draw:layer="layout" svg:width="2.878cm" svg:height="1.29cm" svg:x="1.586cm" svg:y="11.263cm">
          <draw:image xlink:href="Pictures/10000001000000880000003DB5A004283DF08396.png" xlink:type="simple" xlink:show="embed" xlink:actuate="onLoad" draw:mime-type="image/png">
            <text:p/>
          </draw:image>
        </draw:frame>
        <draw:frame draw:style-name="gr10" draw:text-style-name="P2" draw:layer="layout" svg:width="2.137cm" svg:height="1.248cm" svg:x="17.461cm" svg:y="11.495cm">
          <draw:image xlink:href="Pictures/10000001000000650000003BC836421E237DD1CD.png" xlink:type="simple" xlink:show="embed" xlink:actuate="onLoad" draw:mime-type="image/png">
            <text:p/>
          </draw:image>
        </draw:frame>
        <draw:frame draw:style-name="gr10" draw:text-style-name="P2" draw:layer="layout" svg:width="2.772cm" svg:height="1.333cm" svg:x="9.695cm" svg:y="18.815cm">
          <draw:image xlink:href="Pictures/10000001000000830000003F2AE07ECE07634BAD.png" xlink:type="simple" xlink:show="embed" xlink:actuate="onLoad" draw:mime-type="image/png">
            <text:p/>
          </draw:image>
        </draw:frame>
        <draw:frame draw:style-name="gr10" draw:text-style-name="P2" draw:layer="layout" svg:width="2.116cm" svg:height="1.311cm" svg:x="9.95cm" svg:y="4.394cm">
          <draw:image xlink:href="Pictures/10000001000000640000003EA02ACC4FEB635861.png" xlink:type="simple" xlink:show="embed" xlink:actuate="onLoad" draw:mime-type="image/png">
            <text:p/>
          </draw:image>
        </draw:frame>
        <draw:line draw:style-name="gr11" draw:text-style-name="P2" draw:layer="layout" svg:x1="6.909cm" svg:y1="7.468cm" svg:x2="6.889cm" svg:y2="16.757cm">
          <text:p/>
        </draw:line>
      </draw:page>
      <draw:page draw:name="page7" draw:style-name="dp1" draw:master-page-name="Default">
        <draw:ellipse draw:style-name="gr12" draw:text-style-name="P1" draw:layer="layout" svg:width="9.181cm" svg:height="9.263cm" svg:x="4.918cm" svg:y="20.671cm" draw:kind="cut" draw:start-angle="0.17" draw:end-angle="180.02">
          <text:p/>
        </draw:ellipse>
        <draw:circle draw:style-name="gr13" draw:text-style-name="P6" draw:layer="layout" svg:width="8.978cm" svg:height="8.978cm" draw:transform="rotate (-3.14159265358979) translate (14.372cm 11.411cm)" draw:kind="cut" draw:start-angle="178.49" draw:end-angle="1.42">
          <text:p/>
        </draw:circle>
        <draw:custom-shape draw:style-name="gr14" draw:text-style-name="P1" draw:layer="layout" svg:width="7.708cm" svg:height="1.305cm" svg:x="6.029cm" svg:y="4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2cm" svg:height="0.282cm" svg:x="13.609cm" svg:y="4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2cm" svg:height="0.282cm" svg:x="9.534cm" svg:y="6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9.684cm" svg:y1="7.003cm" svg:x2="9.743cm" svg:y2="4.657cm">
          <text:p/>
        </draw:line>
        <draw:line draw:style-name="gr16" draw:text-style-name="P2" draw:layer="layout" svg:x1="13.757cm" svg:y1="4.657cm" svg:x2="9.744cm" svg:y2="4.657cm">
          <text:p/>
        </draw:line>
        <draw:custom-shape draw:style-name="gr17" draw:text-style-name="P4" draw:layer="layout" svg:width="7.645cm" svg:height="1.955cm" svg:x="5.544cm" svg:y="19.958cm">
          <text:p/>
          <draw:enhanced-geometry svg:viewBox="0 0 21600 21600" draw:type="rectangle" draw:enhanced-path="M 0 0 L 21600 0 21600 21600 0 21600 0 0 Z N"/>
        </draw:custom-shape>
        <draw:ellipse draw:style-name="gr18" draw:text-style-name="P8" draw:layer="layout" svg:width="9.153cm" svg:height="9.263cm" svg:x="4.928cm" svg:y="20.682cm" draw:kind="cut" draw:start-angle="0.17" draw:end-angle="180.02">
          <text:p/>
        </draw:ellipse>
        <draw:custom-shape draw:style-name="gr19" draw:text-style-name="P1" draw:layer="layout" svg:width="9.179cm" svg:height="0.907cm" svg:x="4.912cm" svg:y="24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9.375cm" svg:y1="21.874cm" svg:x2="12.557cm" svg:y2="21.904cm">
          <text:p/>
        </draw:line>
        <draw:custom-shape draw:style-name="gr21" draw:text-style-name="P1" draw:layer="layout" svg:width="5.321cm" svg:height="5.148cm" svg:x="7.923cm" svg:y="9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3.303cm" svg:height="3.039cm" svg:x="8.915cm" svg:y="11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3" draw:text-style-name="P2" draw:layer="layout" svg:x1="10.614cm" svg:y1="12.294cm" svg:x2="10.614cm" svg:y2="12.649cm">
            <text:p/>
          </draw:line>
          <draw:line draw:style-name="gr23" draw:text-style-name="P2" draw:layer="layout" svg:x1="10.44cm" svg:y1="12.468cm" svg:x2="10.784cm" svg:y2="12.464cm">
            <text:p/>
          </draw:line>
        </draw:g>
        <draw:line draw:style-name="gr24" draw:text-style-name="P2" draw:layer="layout" svg:x1="3.993cm" svg:y1="12.783cm" svg:x2="2.466cm" svg:y2="10.792cm">
          <text:p/>
        </draw:line>
        <draw:line draw:style-name="gr24" draw:text-style-name="P2" draw:layer="layout" svg:x1="3.993cm" svg:y1="12.783cm" svg:x2="5.196cm" svg:y2="11.854cm">
          <text:p/>
        </draw:line>
        <draw:line draw:style-name="gr25" draw:text-style-name="P2" draw:layer="layout" svg:x1="12.235cm" svg:y1="12.442cm" svg:x2="13.199cm" svg:y2="12.436cm">
          <text:p/>
        </draw:line>
        <draw:frame draw:style-name="gr10" draw:text-style-name="P2" draw:layer="layout" svg:width="0.403cm" svg:height="0.489cm" svg:x="12.443cm" svg:y="11.859cm">
          <draw:image xlink:href="Pictures/100000010000001C000000227E5BBFC615CD6D62.png" xlink:type="simple" xlink:show="embed" xlink:actuate="onLoad" draw:mime-type="image/png">
            <text:p/>
          </draw:image>
        </draw:frame>
        <draw:custom-shape draw:style-name="gr26" draw:text-style-name="P4" draw:layer="layout" svg:width="9.017cm" svg:height="0.141cm" svg:x="5.024cm" svg:y="25.233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9.353cm" svg:y1="21.848cm" svg:x2="9.316cm" svg:y2="25.247cm">
          <text:p/>
        </draw:line>
        <draw:custom-shape draw:style-name="gr27" draw:text-style-name="P1" draw:layer="layout" svg:width="6.18cm" svg:height="0.907cm" svg:x="6.421cm" svg:y="21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57cm" svg:height="0.254cm" svg:x="13.126cm" svg:y="24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2.246cm" svg:y="24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0.457cm" svg:height="0.254cm" svg:x="11.466cm" svg:y="24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0.501cm" svg:y="24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9.68cm" svg:y="24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8.673cm" svg:y="24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7.691cm" svg:y="2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6.699cm" svg:y="24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5.591cm" svg:y="24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3.126cm" svg:y="24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2" draw:text-style-name="P1" draw:layer="layout" svg:width="9.181cm" svg:height="9.263cm" svg:x="4.922cm" svg:y="20.684cm" draw:kind="cut" draw:start-angle="0.17" draw:end-angle="180.02">
          <text:p/>
        </draw:ellipse>
        <draw:custom-shape draw:style-name="gr17" draw:text-style-name="P4" draw:layer="layout" svg:width="7.645cm" svg:height="1.955cm" svg:x="5.548cm" svg:y="19.971cm">
          <text:p/>
          <draw:enhanced-geometry svg:viewBox="0 0 21600 21600" draw:type="rectangle" draw:enhanced-path="M 0 0 L 21600 0 21600 21600 0 21600 0 0 Z N"/>
        </draw:custom-shape>
        <draw:ellipse draw:style-name="gr18" draw:text-style-name="P8" draw:layer="layout" svg:width="9.153cm" svg:height="9.263cm" svg:x="4.932cm" svg:y="20.695cm" draw:kind="cut" draw:start-angle="0.17" draw:end-angle="180.02">
          <text:p/>
        </draw:ellipse>
        <draw:custom-shape draw:style-name="gr19" draw:text-style-name="P1" draw:layer="layout" svg:width="9.179cm" svg:height="0.907cm" svg:x="4.916cm" svg:y="2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9.379cm" svg:y1="21.887cm" svg:x2="12.561cm" svg:y2="21.917cm">
          <text:p/>
        </draw:line>
        <draw:custom-shape draw:style-name="gr26" draw:text-style-name="P4" draw:layer="layout" svg:width="9.017cm" svg:height="0.141cm" svg:x="5.028cm" svg:y="25.246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9.357cm" svg:y1="21.861cm" svg:x2="9.32cm" svg:y2="25.26cm">
          <text:p/>
        </draw:line>
        <draw:custom-shape draw:style-name="gr27" draw:text-style-name="P1" draw:layer="layout" svg:width="6.18cm" svg:height="0.907cm" svg:x="6.425cm" svg:y="2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57cm" svg:height="0.254cm" svg:x="13.13cm" svg:y="24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2.25cm" svg:y="24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0.457cm" svg:height="0.254cm" svg:x="11.47cm" svg:y="24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0.505cm" svg:y="24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9.684cm" svg:y="24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8.677cm" svg:y="24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7.695cm" svg:y="24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6.703cm" svg:y="24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5.595cm" svg:y="24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3.13cm" svg:y="24.95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custom-shape draw:style-name="gr29" draw:text-style-name="P8" draw:layer="layout" svg:width="9.266cm" svg:height="9.266cm" svg:x="6.397cm" svg:y="6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623cm" svg:height="9.243cm" draw:transform="rotate (1.59296200829522) translate (6.428cm 12.2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1.247cm" svg:height="7.822cm" draw:transform="rotate (1.58440989496045) translate (7.1cm 9.7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2" draw:text-style-name="P2" draw:layer="layout" svg:x1="10.977cm" svg:y1="11.398cm" svg:x2="11.466cm" svg:y2="11.406cm">
            <text:p/>
          </draw:line>
          <draw:line draw:style-name="gr32" draw:text-style-name="P2" draw:layer="layout" svg:x1="11.008cm" svg:y1="10.963cm" svg:x2="11.004cm" svg:y2="11.428cm">
            <text:p/>
          </draw:line>
          <draw:line draw:style-name="gr32" draw:text-style-name="P2" draw:layer="layout" svg:x1="10.906cm" svg:y1="11.517cm" svg:x2="11.003cm" svg:y2="11.404cm">
            <text:p/>
          </draw:line>
        </draw:g>
        <draw:line draw:style-name="gr33" draw:text-style-name="P2" draw:layer="layout" svg:x1="11.012cm" svg:y1="9.011cm" svg:x2="11.005cm" svg:y2="11.398cm">
          <text:p/>
        </draw:line>
        <draw:line draw:style-name="gr33" draw:text-style-name="P2" draw:layer="layout" svg:x1="11cm" svg:y1="9.024cm" svg:x2="14.899cm" svg:y2="9.019cm">
          <text:p/>
        </draw:line>
        <draw:line draw:style-name="gr33" draw:text-style-name="P2" draw:layer="layout" svg:x1="11cm" svg:y1="11.387cm" svg:x2="14.9cm" svg:y2="9.02cm">
          <text:p/>
        </draw:line>
        <draw:custom-shape draw:style-name="gr34" draw:text-style-name="P3" draw:layer="layout" svg:width="1.623cm" svg:height="9.265cm" draw:transform="rotate (1.59296200829522) translate (6.406cm 7.9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layout" svg:width="1.623cm" svg:height="9.272cm" draw:transform="rotate (1.59296200829522) translate (6.428cm 16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" draw:layer="layout" svg:x1="6.368cm" svg:y1="7.083cm" svg:x2="6.403cm" svg:y2="16.126cm">
          <text:p/>
        </draw:line>
        <draw:line draw:style-name="gr32" draw:text-style-name="P2" draw:layer="layout" svg:x1="15.653cm" svg:y1="6.887cm" svg:x2="15.688cm" svg:y2="15.93cm">
          <text:p/>
        </draw:line>
      </draw:page>
      <draw:page draw:name="page9" draw:style-name="dp1" draw:master-page-name="Default">
        <draw:custom-shape draw:style-name="gr36" draw:text-style-name="P1" draw:layer="layout" svg:width="4.234cm" svg:height="1.136cm" svg:x="7.281cm" svg:y="4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9.328cm" svg:y1="7.446cm" svg:x2="9.372cm" svg:y2="5.188cm">
          <text:p/>
        </draw:line>
        <draw:line draw:style-name="gr16" draw:text-style-name="P2" draw:layer="layout" svg:x1="13.986cm" svg:y1="5.247cm" svg:x2="9.356cm" svg:y2="5.209cm">
          <text:p/>
        </draw:line>
        <draw:line draw:style-name="gr32" draw:text-style-name="P2" draw:layer="layout" svg:x1="5.041cm" svg:y1="2.852cm" svg:x2="5.043cm" svg:y2="7.458cm">
          <text:p/>
        </draw:line>
        <draw:line draw:style-name="gr32" draw:text-style-name="P2" draw:layer="layout" svg:x1="14.019cm" svg:y1="2.773cm" svg:x2="14.02cm" svg:y2="7.465cm">
          <text:p/>
        </draw:line>
        <draw:line draw:style-name="gr37" draw:text-style-name="P2" draw:layer="layout" svg:x1="5.039cm" svg:y1="2.879cm" svg:x2="9.333cm" svg:y2="7.464cm">
          <text:p/>
        </draw:line>
        <draw:line draw:style-name="gr37" draw:text-style-name="P2" draw:layer="layout" svg:x1="14.042cm" svg:y1="2.803cm" svg:x2="9.31cm" svg:y2="7.469cm">
          <text:p/>
        </draw:line>
        <draw:custom-shape draw:style-name="gr38" draw:text-style-name="P1" draw:layer="layout" svg:width="8.968cm" svg:height="1.227cm" svg:x="5.037cm" svg:y="2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" draw:layer="layout" svg:width="8.968cm" svg:height="1.227cm" svg:x="5.067cm" svg:y="6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4" draw:layer="layout" svg:width="0.347cm" svg:height="0.346cm" svg:x="12.929cm" svg:y="6.96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13.525cm" svg:y="7.09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12.178cm" svg:y="6.87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11.476cm" svg:y="6.77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10.861cm" svg:y="6.71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10.235cm" svg:y="6.73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8.186cm" svg:y="6.78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7.483cm" svg:y="6.79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6.829cm" svg:y="6.79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6.05cm" svg:y="6.98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5.328cm" svg:y="7.04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9.417cm" svg:y="6.65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8.926cm" svg:y="6.57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2" draw:layer="layout" svg:x1="15.602cm" svg:y1="7.462cm" svg:x2="14.207cm" svg:y2="7.467cm">
          <text:p/>
        </draw:line>
        <draw:line draw:style-name="gr16" draw:text-style-name="P2" draw:layer="layout" svg:x1="15.639cm" svg:y1="5.225cm" svg:x2="14.244cm" svg:y2="5.23cm">
          <text:p/>
        </draw:line>
        <draw:custom-shape draw:style-name="gr15" draw:text-style-name="P7" draw:layer="layout" svg:width="0.198cm" svg:height="0.191cm" svg:x="9.23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4.989cm" svg:y1="7.477cm" svg:x2="15.005cm" svg:y2="6.628cm">
          <text:p/>
        </draw:line>
        <draw:line draw:style-name="gr16" draw:text-style-name="P2" draw:layer="layout" svg:x1="14.974cm" svg:y1="5.913cm" svg:x2="14.981cm" svg:y2="5.227cm">
          <text:p/>
        </draw:line>
        <draw:line draw:style-name="gr40" draw:text-style-name="P2" draw:layer="layout" svg:x1="9.313cm" svg:y1="7.903cm" svg:x2="9.313cm" svg:y2="9.314cm">
          <text:p/>
        </draw:line>
        <draw:custom-shape draw:style-name="gr41" draw:text-style-name="P1" draw:layer="layout" svg:width="8.901cm" svg:height="2.392cm" svg:x="5.08cm" svg:y="4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43cm" svg:height="0.672cm" svg:x="14.734cm" svg:y="5.955cm">
          <draw:image xlink:href="Pictures/100000010000004200000045C97D26064E1B629E.png" xlink:type="simple" xlink:show="embed" xlink:actuate="onLoad" draw:mime-type="image/png">
            <text:p/>
          </draw:image>
        </draw:frame>
        <draw:ellipse draw:style-name="gr12" draw:text-style-name="P1" draw:layer="layout" svg:width="9.181cm" svg:height="9.263cm" svg:x="5.265cm" svg:y="13.416cm" draw:kind="cut" draw:start-angle="0.17" draw:end-angle="180.02">
          <text:p/>
        </draw:ellipse>
        <draw:custom-shape draw:style-name="gr17" draw:text-style-name="P4" draw:layer="layout" svg:width="7.645cm" svg:height="1.955cm" svg:x="5.891cm" svg:y="12.703cm">
          <text:p/>
          <draw:enhanced-geometry svg:viewBox="0 0 21600 21600" draw:type="rectangle" draw:enhanced-path="M 0 0 L 21600 0 21600 21600 0 21600 0 0 Z N"/>
        </draw:custom-shape>
        <draw:ellipse draw:style-name="gr18" draw:text-style-name="P8" draw:layer="layout" svg:width="9.153cm" svg:height="9.263cm" svg:x="5.275cm" svg:y="13.427cm" draw:kind="cut" draw:start-angle="0.17" draw:end-angle="180.02">
          <text:p/>
        </draw:ellipse>
        <draw:custom-shape draw:style-name="gr19" draw:text-style-name="P1" draw:layer="layout" svg:width="9.179cm" svg:height="0.907cm" svg:x="5.259cm" svg:y="17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9.722cm" svg:y1="14.619cm" svg:x2="12.904cm" svg:y2="14.649cm">
          <text:p/>
        </draw:line>
        <draw:custom-shape draw:style-name="gr26" draw:text-style-name="P4" draw:layer="layout" svg:width="9.017cm" svg:height="0.141cm" svg:x="5.371cm" svg:y="17.978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9.7cm" svg:y1="14.593cm" svg:x2="9.663cm" svg:y2="17.992cm">
          <text:p/>
        </draw:line>
        <draw:custom-shape draw:style-name="gr42" draw:text-style-name="P1" draw:layer="layout" svg:width="6.18cm" svg:height="0.907cm" svg:x="6.768cm" svg:y="14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57cm" svg:height="0.254cm" svg:x="13.473cm" svg:y="1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2.593cm" svg:y="17.5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0.457cm" svg:height="0.254cm" svg:x="11.813cm" svg:y="1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0.848cm" svg:y="1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0.027cm" svg:y="17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9.02cm" svg:y="17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8.038cm" svg:y="17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7.046cm" svg:y="17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5.938cm" svg:y="17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3.473cm" svg:y="1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layout" svg:x1="13.941cm" svg:y1="7.763cm" svg:x2="13.941cm" svg:y2="9.174cm">
          <text:p/>
        </draw:line>
        <draw:line draw:style-name="gr40" draw:text-style-name="P2" draw:layer="layout" svg:x1="10.893cm" svg:y1="8.665cm" svg:x2="9.285cm" svg:y2="8.693cm">
          <text:p/>
        </draw:line>
        <draw:line draw:style-name="gr40" draw:text-style-name="P2" draw:layer="layout" svg:x1="13.942cm" svg:y1="8.601cm" svg:x2="12.334cm" svg:y2="8.629cm">
          <text:p/>
        </draw:line>
        <draw:line draw:style-name="gr16" draw:text-style-name="P2" draw:layer="layout" svg:x1="16.141cm" svg:y1="18.014cm" svg:x2="14.746cm" svg:y2="18.019cm">
          <text:p/>
        </draw:line>
        <draw:line draw:style-name="gr16" draw:text-style-name="P2" draw:layer="layout" svg:x1="16.168cm" svg:y1="14.676cm" svg:x2="13.388cm" svg:y2="14.658cm">
          <text:p/>
        </draw:line>
        <draw:line draw:style-name="gr16" draw:text-style-name="P2" draw:layer="layout" svg:x1="15.528cm" svg:y1="18.029cm" svg:x2="15.536cm" svg:y2="16.521cm">
          <text:p/>
        </draw:line>
        <draw:line draw:style-name="gr16" draw:text-style-name="P2" draw:layer="layout" svg:x1="15.494cm" svg:y1="15.66cm" svg:x2="15.504cm" svg:y2="14.674cm">
          <text:p/>
        </draw:line>
        <draw:frame draw:style-name="gr10" draw:text-style-name="P2" draw:layer="layout" svg:width="0.643cm" svg:height="0.672cm" svg:x="15.221cm" svg:y="15.83cm">
          <draw:image xlink:href="Pictures/100000010000004200000045C97D26064E1B629E.png" xlink:type="simple" xlink:show="embed" xlink:actuate="onLoad" draw:mime-type="image/png">
            <text:p/>
          </draw:image>
        </draw:frame>
        <draw:frame draw:style-name="gr10" draw:text-style-name="P2" draw:layer="layout" svg:width="0.589cm" svg:height="0.715cm" svg:x="11.37cm" svg:y="8.451cm">
          <draw:image xlink:href="Pictures/100000010000001C000000227E5BBFC615CD6D62.png" xlink:type="simple" xlink:show="embed" xlink:actuate="onLoad" draw:mime-type="image/png">
            <text:p/>
          </draw:image>
        </draw:frame>
        <draw:line draw:style-name="gr40" draw:text-style-name="P2" draw:layer="layout" svg:x1="9.697cm" svg:y1="18.596cm" svg:x2="9.697cm" svg:y2="20.007cm">
          <text:p/>
        </draw:line>
        <draw:line draw:style-name="gr40" draw:text-style-name="P2" draw:layer="layout" svg:x1="14.456cm" svg:y1="18.247cm" svg:x2="14.451cm" svg:y2="19.963cm">
          <text:p/>
        </draw:line>
        <draw:line draw:style-name="gr40" draw:text-style-name="P2" draw:layer="layout" svg:x1="11.277cm" svg:y1="19.358cm" svg:x2="9.669cm" svg:y2="19.386cm">
          <text:p/>
        </draw:line>
        <draw:line draw:style-name="gr40" draw:text-style-name="P2" draw:layer="layout" svg:x1="14.442cm" svg:y1="19.286cm" svg:x2="12.718cm" svg:y2="19.322cm">
          <text:p/>
        </draw:line>
        <draw:frame draw:style-name="gr10" draw:text-style-name="P2" draw:layer="layout" svg:width="0.594cm" svg:height="0.721cm" svg:x="11.736cm" svg:y="19.108cm">
          <draw:image xlink:href="Pictures/100000010000001C000000227E5BBFC615CD6D62.png" xlink:type="simple" xlink:show="embed" xlink:actuate="onLoad" draw:mime-type="image/png">
            <text:p/>
          </draw:image>
        </draw:frame>
        <draw:line draw:style-name="gr16" draw:text-style-name="P2" draw:layer="layout" svg:x1="4.629cm" svg:y1="2.85cm" svg:x2="3.234cm" svg:y2="2.855cm">
          <text:p/>
        </draw:line>
        <draw:line draw:style-name="gr16" draw:text-style-name="P2" draw:layer="layout" svg:x1="3.686cm" svg:y1="7.516cm" svg:x2="3.719cm" svg:y2="5.63cm">
          <text:p/>
        </draw:line>
        <draw:line draw:style-name="gr16" draw:text-style-name="P2" draw:layer="layout" svg:x1="3.689cm" svg:y1="4.651cm" svg:x2="3.693cm" svg:y2="2.846cm">
          <text:p/>
        </draw:line>
        <draw:line draw:style-name="gr16" draw:text-style-name="P2" draw:layer="layout" svg:x1="4.564cm" svg:y1="7.52cm" svg:x2="3.169cm" svg:y2="7.525cm">
          <text:p/>
        </draw:line>
        <draw:frame draw:style-name="gr10" draw:text-style-name="P2" draw:layer="layout" svg:width="0.589cm" svg:height="0.715cm" svg:x="3.434cm" svg:y="4.88cm">
          <draw:image xlink:href="Pictures/100000010000001C000000227E5BBFC615CD6D62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10" draw:text-style-name="P2" draw:layer="layout" svg:width="14.689cm" svg:height="6.807cm" svg:x="2.276cm" svg:y="8.038cm">
          <draw:image xlink:href="Pictures/100000010000049800000221AFA5F67DDA6C0708.png" xlink:type="simple" xlink:show="embed" xlink:actuate="onLoad" draw:mime-type="image/png">
            <text:p/>
          </draw:image>
        </draw:frame>
        <draw:custom-shape draw:style-name="gr43" draw:text-style-name="P10" draw:layer="layout" svg:width="0.397cm" svg:height="4.021cm" svg:x="9.142cm" svg:y="10.002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0.456cm" svg:height="0.434cm" draw:transform="rotate (-0.0263544717051139) translate (9.109cm 14.274cm)">
          <draw:image xlink:href="Pictures/100000010000003D0000003A94573875800E23B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fffff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7T16:50:12.270305898</meta:creation-date>
    <meta:editing-duration>P4DT16H24M13S</meta:editing-duration>
    <meta:editing-cycles>9</meta:editing-cycles>
    <meta:generator>LibreOffice/7.3.7.2$Linux_X86_64 LibreOffice_project/30$Build-2</meta:generator>
    <dc:date>2024-09-24T10:53:41.409839526</dc:date>
    <meta:document-statistic meta:object-count="459"/>
  </office:meta>
</office:document-meta>
</file>